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1.8cm" fo:margin-left="2.471cm" fo:margin-right="2.729cm" table:align="margins"/>
    </style:style>
    <style:style style:name="Tabelle5.A" style:family="table-column">
      <style:table-column-properties style:column-width="3.228cm" style:rel-column-width="17926*"/>
    </style:style>
    <style:style style:name="Tabelle5.B" style:family="table-column">
      <style:table-column-properties style:column-width="8.573cm" style:rel-column-width="47609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0.61cm" fo:margin-left="3.5cm" fo:margin-right="2.891cm" table:align="margins"/>
    </style:style>
    <style:style style:name="Tabelle7.A" style:family="table-column">
      <style:table-column-properties style:column-width="2.752cm" style:rel-column-width="16996*"/>
    </style:style>
    <style:style style:name="Tabelle7.B" style:family="table-column">
      <style:table-column-properties style:column-width="7.858cm" style:rel-column-width="48539*"/>
    </style:style>
    <style:style style:name="Tabelle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964cm" fo:margin-left="1.254cm" fo:margin-right="7.782cm" table:align="margins"/>
    </style:style>
    <style:style style:name="Tabelle2.A" style:family="table-column">
      <style:table-column-properties style:column-width="3.149cm" style:rel-column-width="25909*"/>
    </style:style>
    <style:style style:name="Tabelle2.B" style:family="table-column">
      <style:table-column-properties style:column-width="4.815cm" style:rel-column-width="3962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47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margin-left="0.009cm" fo:margin-right="-0.229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top="0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.741cm" fo:margin-right="0cm" fo:text-align="justify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64" style:family="paragraph" style:parent-style-name="Standard" style:list-style-name="L1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18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 style:list-style-name="L36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7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1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4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8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12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14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8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1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4" style:family="paragraph" style:parent-style-name="Standard" style:list-style-name="L16">
      <style:paragraph-properties fo:text-align="start" style:justify-single-word="false"/>
      <style:text-properties fo:font-size="12pt" style:font-size-asian="12pt" style:font-size-complex="12pt"/>
    </style:style>
    <style:style style:name="P95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17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8">
      <style:paragraph-properties fo:text-align="start" style:justify-single-word="false"/>
      <style:text-properties fo:color="#000000"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1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102" style:family="paragraph" style:parent-style-name="Standard" style:list-style-name="L16">
      <style:paragraph-properties fo:text-align="start" style:justify-single-word="false"/>
      <style:text-properties fo:font-weight="bold" style:font-weight-asian="bold" style:font-weight-complex="bold"/>
    </style:style>
    <style:style style:name="P103" style:family="paragraph" style:parent-style-name="Standard" style:list-style-name="L26">
      <style:paragraph-properties fo:text-align="start" style:justify-single-word="false"/>
      <style:text-properties fo:font-weight="bold" style:font-weight-asian="bold" style:font-weight-complex="bold"/>
    </style:style>
    <style:style style:name="P104" style:family="paragraph" style:parent-style-name="Standard" style:list-style-name="L9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105" style:family="paragraph" style:parent-style-name="Standard" style:list-style-name="L9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 style:list-style-name="L10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 style:list-style-name="L15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108" style:family="paragraph" style:parent-style-name="Standard" style:list-style-name="L2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2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30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31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32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3" style:family="paragraph" style:parent-style-name="Standard" style:list-style-name="L33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4" style:family="paragraph" style:parent-style-name="Standard" style:list-style-name="L34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3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6" style:family="paragraph" style:parent-style-name="Standard" style:list-style-name="L16">
      <style:paragraph-properties fo:text-align="start" style:justify-single-word="false"/>
    </style:style>
    <style:style style:name="P117" style:family="paragraph" style:parent-style-name="Standard" style:list-style-name="L24">
      <style:paragraph-properties fo:text-align="start" style:justify-single-word="false"/>
    </style:style>
    <style:style style:name="P118" style:family="paragraph" style:parent-style-name="Standard" style:list-style-name="L26">
      <style:paragraph-properties fo:text-align="start" style:justify-single-word="false"/>
    </style:style>
    <style:style style:name="P119" style:family="paragraph" style:parent-style-name="Standard" style:list-style-name="L22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20" style:family="paragraph" style:parent-style-name="Standard" style:list-style-name="L26">
      <style:paragraph-properties fo:text-align="start" style:justify-single-word="false"/>
      <style:text-properties fo:font-weight="normal" style:font-weight-asian="normal" style:font-weight-complex="normal"/>
    </style:style>
    <style:style style:name="P121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2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30" style:family="paragraph" style:parent-style-name="Standard" style:list-style-name="L17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1" style:family="paragraph" style:parent-style-name="Standard" style:list-style-name="L5">
      <style:paragraph-properties fo:margin-top="0.101cm" fo:margin-bottom="0cm" fo:text-align="start" style:justify-single-word="false"/>
    </style:style>
    <style:style style:name="P132" style:family="paragraph" style:parent-style-name="Standard" style:list-style-name="L20">
      <style:paragraph-properties fo:margin-top="0.101cm" fo:margin-bottom="0cm" fo:text-align="start" style:justify-single-word="false"/>
    </style:style>
    <style:style style:name="P133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34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5" style:family="paragraph" style:parent-style-name="Standard" style:list-style-name="L20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6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3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38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</style:style>
    <style:style style:name="P139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1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0000" fo:font-size="12pt" style:text-underline-style="none" style:font-size-asian="12pt" style:font-size-complex="12pt"/>
    </style:style>
    <style:style style:name="T36" style:family="text">
      <style:text-properties fo:color="#ff0000" fo:font-size="12pt" fo:background-color="#ffff00" style:font-size-asian="12pt" style:font-size-complex="12pt"/>
    </style:style>
    <style:style style:name="T37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8" style:family="text">
      <style:text-properties fo:color="#ff0000" fo:background-color="transparent"/>
    </style:style>
    <style:style style:name="T39" style:family="text">
      <style:text-properties fo:color="#ff0000" fo:font-weight="normal" fo:background-color="#ffff00" style:font-weight-asian="normal" style:font-weight-complex="normal"/>
    </style:style>
    <style:style style:name="T40" style:family="text">
      <style:text-properties fo:color="#ff0000" fo:font-weight="bold" fo:background-color="#ffff00" style:font-weight-asian="bold" style:font-weight-complex="bold"/>
    </style:style>
    <style:style style:name="T41" style:family="text">
      <style:text-properties fo:color="#ff0000" fo:background-color="#ffff00"/>
    </style:style>
    <style:style style:name="T42" style:family="text">
      <style:text-properties fo:color="#000080"/>
    </style:style>
    <style:style style:name="T43" style:family="text">
      <style:text-properties fo:color="#00008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style:text-line-through-style="none"/>
    </style:style>
    <style:style style:name="T47" style:family="text">
      <style:text-properties style:text-line-through-style="none" fo:font-weight="normal" style:font-weight-asian="normal" style:font-weight-complex="normal"/>
    </style:style>
    <style:style style:name="T48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text-line-through-style="non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text-line-through-style="none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text-line-through-style="none" fo:font-size="12pt" style:font-size-asian="12pt" style:font-size-complex="12pt"/>
    </style:style>
    <style:style style:name="T54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text-line-through-style="none" fo:font-size="14pt" style:text-underline-style="solid" style:text-underline-width="auto" style:text-underline-color="font-color" style:font-size-asian="14pt" style:font-size-complex="14pt"/>
    </style:style>
    <style:style style:name="T56" style:family="text">
      <style:text-properties style:text-line-through-style="solid"/>
    </style:style>
    <style:style style:name="T57" style:family="text">
      <style:text-properties style:text-line-through-style="soli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fo:color="#000000" fo:font-style="italic" style:font-style-asian="italic" style:font-style-complex="italic"/>
    </style:style>
    <style:style style:name="T61" style:family="text">
      <style:text-properties fo:color="#000000" fo:font-style="italic" fo:background-color="transparent" style:font-style-asian="italic" style:font-style-complex="italic"/>
    </style:style>
    <style:style style:name="T6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000000" fo:font-style="normal" style:font-style-asian="normal" style:font-style-complex="normal"/>
    </style:style>
    <style:style style:name="T6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2" style:family="text">
      <style:text-properties fo:color="#008000" fo:font-size="12pt" fo:font-style="normal" style:font-size-asian="12pt" style:font-style-asian="normal" style:font-size-complex="12pt" style:font-style-complex="normal"/>
    </style:style>
    <style:style style:name="T73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4" style:family="graphic" style:parent-style-name="Formula">
      <style:graphic-properties style:vertical-pos="bottom" style:vertical-rel="baseline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egelwerk</text:p>
      <text:list xml:id="list35523905" text:style-name="L1">
        <text:list-header>
          <text:p text:style-name="P61"/>
        </text:list-header>
      </text:list>
      <text:list xml:id="list35517391" text:style-name="L2">
        <text:list-item>
          <text:p text:style-name="P62">Karte</text:p>
          <text:list>
            <text:list-item>
              <text:p text:style-name="P63">Übersicht</text:p>
            </text:list-item>
            <text:list-item>
              <text:p text:style-name="P63">Gelände</text:p>
            </text:list-item>
          </text:list>
        </text:list-item>
        <text:list-item>
          <text:p text:style-name="P62">Einheiten</text:p>
          <text:list>
            <text:list-item>
              <text:p text:style-name="P62">Übersicht</text:p>
            </text:list-item>
            <text:list-item>
              <text:p text:style-name="P62">Attribute</text:p>
            </text:list-item>
            <text:list-item>
              <text:p text:style-name="P62">Fähigkeiten und Eigenschaften</text:p>
            </text:list-item>
          </text:list>
        </text:list-item>
        <text:list-item>
          <text:p text:style-name="P62">Ausrüstung</text:p>
          <text:list>
            <text:list-item>
              <text:p text:style-name="P62">Übersicht</text:p>
            </text:list-item>
            <text:list-item>
              <text:p text:style-name="P62">Waffen</text:p>
            </text:list-item>
            <text:list-item>
              <text:p text:style-name="P62">Rüstungen</text:p>
            </text:list-item>
            <text:list-item>
              <text:p text:style-name="P62">Accessoire</text:p>
            </text:list-item>
            <text:list-item>
              <text:p text:style-name="P62">Verbrauchsgegenstände</text:p>
            </text:list-item>
          </text:list>
        </text:list-item>
        <text:list-item>
          <text:p text:style-name="P62">Aktionen</text:p>
          <text:list>
            <text:list-item>
              <text:p text:style-name="P62">Übersicht</text:p>
            </text:list-item>
            <text:list-item>
              <text:p text:style-name="P62">Bewegung </text:p>
            </text:list-item>
            <text:list-item>
              <text:p text:style-name="P62">Angriff (Nahkampf)</text:p>
            </text:list-item>
            <text:list-item>
              <text:p text:style-name="P62">Angriff (Fernkampf)</text:p>
            </text:list-item>
            <text:list-item>
              <text:p text:style-name="P62">Fähigkeit </text:p>
            </text:list-item>
            <text:list-item>
              <text:p text:style-name="P62">Ausrüstung</text:p>
            </text:list-item>
            <text:list-item>
              <text:p text:style-name="P62">Interaktion</text:p>
            </text:list-item>
          </text:list>
        </text:list-item>
        <text:list-item>
          <text:p text:style-name="P62">Armee</text:p>
          <text:list>
            <text:list-item>
              <text:p text:style-name="P62">Übersicht</text:p>
            </text:list-item>
            <text:list-item>
              <text:p text:style-name="P62">Armeestruktur</text:p>
            </text:list-item>
          </text:list>
        </text:list-item>
        <text:list-item>
          <text:p text:style-name="P62">Spielablauf</text:p>
          <text:list>
            <text:list-item>
              <text:p text:style-name="P62">Übersicht</text:p>
            </text:list-item>
            <text:list-item>
              <text:p text:style-name="P62">Handlungsreihenfolge</text:p>
            </text:list-item>
            <text:list-item>
              <text:p text:style-name="P62">Aktionen in Verbänden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<text:soft-page-break/>1. Karte</text:p>
      <text:p text:style-name="P27">1.1. Übersicht</text:p>
      <text:p text:style-name="P30"/>
      <text:list xml:id="list35510684" text:style-name="L3">
        <text:list-item>
          <text:list>
            <text:list-item>
              <text:p text:style-name="P67"><text:span text:style-name="T26">Karte –</text:span><text:span text:style-name="T34"> </text:span><text:span text:style-name="T34">Die Karte auf der gespielt wird, besteht aus Chunks</text:span></text:p>
            </text:list-item>
            <text:list-item>
              <text:p text:style-name="P68">Feld – <text:span text:style-name="T34">Ein einzelnes 6-eckiges Segment der Karte, auf einer bestimmten Höhe</text:span></text:p>
            </text:list-item>
            <text:list-item>
              <text:p text:style-name="P68">Chunk – <text:span text:style-name="T34">Alle Felder in einem 6-eckigen Segment der Karte</text:span></text:p>
            </text:list-item>
          </text:list>
        </text:list-item>
      </text:list>
      <text:p text:style-name="P32"/>
      <text:p text:style-name="P31"><text:span text:style-name="T34"><text:tab/></text:span><text:span text:style-name="T41">TODO: </text:span><text:span text:style-name="T39">Geländetypen, Hindernisse (auf Kanten), Bewegungstabellen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35527594" text:style-name="L4">
        <text:list-header>
          <text:p text:style-name="P121"><text:soft-page-break/>2. Einheiten </text:p>
        </text:list-header>
      </text:list>
      <text:p text:style-name="P54"/>
      <text:p text:style-name="P54">2.1. Übersicht</text:p>
      <text:p text:style-name="P54"/>
      <text:p text:style-name="P54">2.2. Attribute</text:p>
      <text:p text:style-name="P48"><text:tab/></text:p>
      <text:p text:style-name="P48"><text:tab/>Attribute</text:p>
      <text:p text:style-name="P48"><text:tab/><text:span text:style-name="T13">Fest heißt hier, dass sie nicht direkt von Talenten oder Effekten verändert werden können.</text:span></text:p>
      <text:list xml:id="list35519541" text:style-name="L5">
        <text:list-item>
          <text:list>
            <text:list-item>
              <text:p text:style-name="P122">Einheitentyp (Typ): <text:span text:style-name="T42">Held, leichte Infanterie, schwere Infanterie, leichte Kavallerie, schwere Kavallerie, Riesig, Mechanisch, Bestie, Humanoid, Flug</text:span></text:p>
            </text:list-item>
            <text:list-item>
              <text:p text:style-name="P131"><text:span text:style-name="T7">Truppgröße(TG)</text:span><text:span text:style-name="T15"> – </text:span><text:span text:style-name="T8">Die Aktuelle Anzahl von Soldaten</text:span></text:p>
            </text:list-item>
            <text:list-item>
              <text:p text:style-name="P126"><text:span text:style-name="T58">(normale) </text:span><text:span text:style-name="T59">Truppgröße(NTG) –</text:span><text:span text:style-name="T60"> </text:span><text:span text:style-name="T58">Die Anzahl von Soldaten, ohne Verluste</text:span></text:p>
            </text:list-item>
          </text:list>
        </text:list-item>
      </text:list>
      <text:list xml:id="list35529662" text:style-name="L6">
        <text:list-item>
          <text:list>
            <text:list-item>
              <text:p text:style-name="P133"><text:span text:style-name="T53">Größe(G) – </text:span><text:span text:style-name="T52">Ein Set von Größenordnungen für Einheiten. (</text:span><text:span text:style-name="T51">Es gibt keine festen Regeln, welche Einheiten in welche Kategorie gehören und die Zuteilung muss eher Intuitiv erfolgen.)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3">Sehr klein <text:span text:style-name="T28">(XS)</text:span></text:p>
          </table:table-cell>
          <table:table-cell table:style-name="Tabelle5.B1" office:value-type="string">
            <text:p text:style-name="P41">Gartenzwerge,...</text:p>
          </table:table-cell>
        </table:table-row>
        <table:table-row>
          <table:table-cell table:style-name="Tabelle5.A2" office:value-type="string">
            <text:p text:style-name="P43">Klein <text:span text:style-name="T28">(S)</text:span></text:p>
          </table:table-cell>
          <table:table-cell table:style-name="Tabelle5.B2" office:value-type="string">
            <text:p text:style-name="P41">(LotR) Zwerge -0.2m,...</text:p>
          </table:table-cell>
        </table:table-row>
        <table:table-row>
          <table:table-cell table:style-name="Tabelle5.A2" office:value-type="string">
            <text:p text:style-name="P43">Normal <text:span text:style-name="T28">(N)</text:span></text:p>
          </table:table-cell>
          <table:table-cell table:style-name="Tabelle5.B2" office:value-type="string">
            <text:p text:style-name="P41">Menschen,...</text:p>
          </table:table-cell>
        </table:table-row>
        <table:table-row>
          <table:table-cell table:style-name="Tabelle5.A2" office:value-type="string">
            <text:p text:style-name="P43">Groß <text:span text:style-name="T28">(L)</text:span></text:p>
          </table:table-cell>
          <table:table-cell table:style-name="Tabelle5.B2" office:value-type="string">
            <text:p text:style-name="P41">Reiter, (LotR) Trolle, (große) Raptor</text:p>
          </table:table-cell>
        </table:table-row>
        <table:table-row>
          <table:table-cell table:style-name="Tabelle5.A2" office:value-type="string">
            <text:p text:style-name="P43">Sehr Groß <text:span text:style-name="T28">(XL)</text:span></text:p>
          </table:table-cell>
          <table:table-cell table:style-name="Tabelle5.B2" office:value-type="string">
            <text:p text:style-name="P41">Oger, der auf (großem) Raptor Reitet,...</text:p>
          </table:table-cell>
        </table:table-row>
        <table:table-row>
          <table:table-cell table:style-name="Tabelle5.A2" office:value-type="string">
            <text:p text:style-name="P43">Riesig <text:span text:style-name="T28">(XXL)</text:span></text:p>
          </table:table-cell>
          <table:table-cell table:style-name="Tabelle5.B2" office:value-type="string">
            <text:p text:style-name="P41">Riese, Mammut, Dampfpanzer,...*</text:p>
          </table:table-cell>
        </table:table-row>
        <table:table-row>
          <table:table-cell table:style-name="Tabelle5.A2" office:value-type="string">
            <text:p text:style-name="P43">Gewaltig (<text:span text:style-name="T28">XXXL)</text:span></text:p>
          </table:table-cell>
          <table:table-cell table:style-name="Tabelle5.B2" office:value-type="string">
            <text:p text:style-name="P41">Kriegsschiff, Zeppelin,...**</text:p>
          </table:table-cell>
        </table:table-row>
      </table:table>
      <text:p text:style-name="P55"><text:tab/><text:span text:style-name="T69">* Diese Einheiten nehmen etwa ein ganzes Feld für sich in Anspruch.</text:span></text:p>
      <text:p text:style-name="P56"><text:tab/>** Diese Einheiten benötigen schon 2 Felder</text:p>
      <text:list xml:id="list38574974" text:continue-list="list35519541" text:style-name="L5">
        <text:list-item>
          <text:list>
            <text:list-item>
              <text:p text:style-name="P124">Kampfkraft (EKK) [0 – 25] – <text:span text:style-name="T34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5">(LotR) Ork</text:p>
          </table:table-cell>
          <table:table-cell table:style-name="Tabelle3.B1" office:value-type="float" office:value="4">
            <text:p text:style-name="P45">4</text:p>
          </table:table-cell>
        </table:table-row>
        <table:table-row>
          <table:table-cell table:style-name="Tabelle3.A2" office:value-type="string">
            <text:p text:style-name="P45">Mensch</text:p>
          </table:table-cell>
          <table:table-cell table:style-name="Tabelle3.B2" office:value-type="float" office:value="6">
            <text:p text:style-name="P45">6</text:p>
          </table:table-cell>
        </table:table-row>
        <table:table-row>
          <table:table-cell table:style-name="Tabelle3.A2" office:value-type="string">
            <text:p text:style-name="P45">(LotR) Troll</text:p>
          </table:table-cell>
          <table:table-cell table:style-name="Tabelle3.B2" office:value-type="float" office:value="12">
            <text:p text:style-name="P45">12</text:p>
          </table:table-cell>
        </table:table-row>
      </table:table>
      <text:list xml:id="list38571155" text:continue-numbering="true" text:style-name="L5">
        <text:list-item>
          <text:list>
            <text:list-item>
              <text:p text:style-name="P131"><text:span text:style-name="T7">Kampfgeschick (EKG) [0 – 25] – </text:span><text:span text:style-name="T8">Beschreibt, wie gut eine Einheit im Umgang mit Waffen allgemein ausgebildet wurde. Er gibt Boni/Mali im Nahkampf je nachdem, wie hoch das KG des Gegners ist</text:span><text:span text:style-name="T7">. EKG(w)</text:span><text:span text:style-name="T8"> beschreibt das Kampfgeschick im Umgang mit dem Waffentyp w (Kapitel 3). </text:span><text:span text:style-name="T49">Nur </text:span><text:span text:style-name="T48">EKG </text:span><text:span text:style-name="T49">bezeichnet den Grundwert für alle Waffen.</text:span></text:p>
            </text:list-item>
            <text:list-item>
              <text:p text:style-name="P134"><text:span text:style-name="T9">Angriffe (EA) – </text:span><text:span text:style-name="T8">Die Anzahl der Angriffe, die diese Einheit während einer </text:span><text:span text:style-name="T8">Kampfaktion hat. (üblicherweise Einen).</text:span></text:p>
            </text:list-item>
            <text:list-item>
              <text:p text:style-name="P131"><text:span text:style-name="T7">Aktionsinitiative (EIA)</text:span><text:span text:style-name="T15"> </text:span><text:span text:style-name="T7">[0 – 25] </text:span><text:span text:style-name="T15">– </text:span><text:span text:style-name="T8">Beschreibt die Geschwindigkeit ,mit der die Einheit agiert. Bestimmt in welcher Reihenfolge die Trupps ziehen.</text:span></text:p>
            </text:list-item>
            <text:list-item>
              <text:p text:style-name="P131"><text:span text:style-name="T7">Kampfinitiative (EIK)</text:span><text:span text:style-name="T15"> </text:span><text:span text:style-name="T7">[0 – 25] </text:span><text:span text:style-name="T15">– </text:span><text:span text:style-name="T8">Beschreibt die Geschwindigkeit ,mit der die Einheit agiert. Die Einheit mit dem höheren Wert bekommt im Nahkampf den Erstschlag.</text:span></text:p>
            </text:list-item>
            <text:list-item>
              <text:p text:style-name="P131"><text:span text:style-name="T7">Aktionspunkte (EAP) [0 – 30] – </text:span><text:span text:style-name="T8">Beschreibt die Menge von Aktionen, die eine Einheit im Zeitintervall einer Runde ausführen kann. (Beachte: Es ist immer nur 1 </text:span><text:soft-page-break/><text:span text:style-name="T8">Angriff möglich).Der Mittelwert sollte bei etwa 15 liegen (Kapitel 4).</text:span></text:p>
            </text:list-item>
            <text:list-item>
              <text:p text:style-name="P134"><text:span text:style-name="T9">Schicksalspunkte (ESP): - </text:span><text:span text:style-name="T8">Diese Punkte sind primär für Helden bestimmt und erlauben es tödliche Situationen zu überleben.</text:span></text:p>
            </text:list-item>
            <text:list-item>
              <text:p text:style-name="P134"><text:span text:style-name="T9">Moral (EM) – </text:span><text:span text:style-name="T8">Beschreibt den aktuellen Kampfwillen der Einheit.</text:span></text:p>
            </text:list-item>
            <text:list-item>
              <text:p text:style-name="P134"><text:span text:style-name="T8">(normale) </text:span><text:span text:style-name="T9">Moral (ENM) – </text:span><text:span text:style-name="T8">Die Moral des frischen Trupps.</text:span></text:p>
            </text:list-item>
            <text:list-item>
              <text:p text:style-name="P128">Lebenspunkte(ELP) – <text:span text:style-name="T34">Beschreibt die Widerstandsfähigkeit gegen Treffer.</text:span></text:p>
            </text:list-item>
            <text:list-item>
              <text:p text:style-name="P122"><text:span text:style-name="T34">(normale)</text:span><text:span text:style-name="T27"> </text:span>Lebenspunkt(ENLP)<text:span text:style-name="T27"> – </text:span><text:span text:style-name="T34">Die Lebenspunkte eines unverletzten Trupps. Die </text:span>ILP<text:span text:style-name="T34"> bezeichnen die Lebenspunkte eines einzelnen Soldaten der Einheit.</text:span></text:p>
            </text:list-item>
            <text:list-item>
              <text:p text:style-name="P122">Bewegungskosten (EBK): <text:span text:style-name="T34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6">Mobiles Geschütz</text:p>
          </table:table-cell>
          <table:table-cell table:style-name="Tabelle1.B1" office:value-type="float" office:value="12">
            <text:p text:style-name="P46">12</text:p>
          </table:table-cell>
        </table:table-row>
        <table:table-row>
          <table:table-cell table:style-name="Tabelle1.A2" office:value-type="string">
            <text:p text:style-name="P46">Einfacher Fußsoldat</text:p>
          </table:table-cell>
          <table:table-cell table:style-name="Tabelle1.B2" office:value-type="float" office:value="7">
            <text:p text:style-name="P46">7</text:p>
          </table:table-cell>
        </table:table-row>
        <table:table-row>
          <table:table-cell table:style-name="Tabelle1.A2" office:value-type="string">
            <text:p text:style-name="P46">Einfacher Reiter</text:p>
          </table:table-cell>
          <table:table-cell table:style-name="Tabelle1.B2" office:value-type="float" office:value="4">
            <text:p text:style-name="P46">4</text:p>
          </table:table-cell>
        </table:table-row>
      </table:table>
      <text:list xml:id="list38583678" text:continue-numbering="true" text:style-name="L5">
        <text:list-item>
          <text:list>
            <text:list-item>
              <text:p text:style-name="P122">Angriffskosten (EAK): <text:span text:style-name="T34">Die Kosten für einen unmodifizierten Angriff mit der ausgerüsteten Waffe. </text:span>EAK(w)<text:span text:style-name="T34"> bezeichnet die Angriffskosten mit der Waffe w.</text:span></text:p>
            </text:list-item>
            <text:list-item>
              <text:p text:style-name="P137"><text:span text:style-name="T7">Inventar: </text:span><text:span text:style-name="T8">Alle Einheiten verfügen über ein Inventar, dass in Slots unterteilt ist. Jeder Slot fasst Gegenstände von einem bestimmten Typ (Nahkampfwaffe, Fernkampfwaffe, Verbrauchbar, Munition, Rüstung, etc.). 2 Slots sind besonders hervorgehoben. Zum einen die aktuell ausgerüstete</text:span><text:span text:style-name="T7"> Rüstung</text:span><text:span text:style-name="T57">(en)</text:span><text:span text:style-name="T7"> (R)</text:span><text:span text:style-name="T8"> und die aktuell ausgerüsteten </text:span><text:span text:style-name="T7">Waffe(n) (W) (</text:span><text:span text:style-name="T8">W ist eine Menge).</text:span></text:p>
            </text:list-item>
            <text:list-item>
              <text:p text:style-name="P136"><text:span text:style-name="T9">Behinderung (Beh): </text:span><text:span text:style-name="T8">Gibt an, wie stark eine Einheit durch ihre Ausrüstung behindert wird. Im Allgemeinen startet eine Einheit mit einer Behinderung von 0. </text:span><text:span text:style-name="T14">(Der Wert kann nicht unter 0 sinken)</text:span></text:p>
            </text:list-item>
            <text:list-item>
              <text:p text:style-name="P122"><text:span text:style-name="T46">Talente (T)</text:span><text:span text:style-name="T54"> (Menge) – </text:span><text:span text:style-name="T47">Die </text:span><text:span text:style-name="T46">Eigenschaften </text:span><text:span text:style-name="T47">(</text:span><text:span text:style-name="T46">EG</text:span><text:span text:style-name="T47">) und </text:span><text:span text:style-name="T46">Fähigkeiten </text:span><text:span text:style-name="T47">(</text:span><text:span text:style-name="T46">FH</text:span><text:span text:style-name="T47">) eines Trupps. (Abschnitt 4.5)</text:span></text:p>
            </text:list-item>
            <text:list-item>
              <text:p text:style-name="P122"><text:span text:style-name="T47">(aktive) </text:span><text:span text:style-name="T46">Effekte (E) </text:span><text:span text:style-name="T54">(Menge) </text:span><text:span text:style-name="T46">– </text:span><text:span text:style-name="T47">Die Effekte unter denen der Trupp steht.(Abschnitt 4.5)</text:span></text:p>
            </text:list-item>
            <text:list-item>
              <text:p text:style-name="P137"><text:span text:style-name="T48">Modifikationen (Emod,EmodP) </text:span><text:span text:style-name="T49">– Ergeben sich aus den Modifikationen der Ausrüstung, der Talente und der Effekte. </text:span><text:span text:style-name="T48">Emod(a,t)</text:span><text:span text:style-name="T49"> gibt an, wie bei der Aktion a das Attribut t absolut verändert wird und </text:span><text:span text:style-name="T48">EmodP(a,t)</text:span><text:span text:style-name="T49"> gibt an, wie bei der Aktion a das Attribut t prozentual verändert wird. Außerdem gibt es noch Modifikationen für die aktiven Waffen und Rüstungen </text:span><text:span text:style-name="T48">(Wmod, Rmod)</text:span></text:p>
            </text:list-item>
          </text:list>
        </text:list-item>
      </text:list>
      <text:p text:style-name="P48"/>
      <text:p text:style-name="P27">2.2.<text:tab/>Fähigkeiten, Eigenschaften und Effekte</text:p>
      <text:p text:style-name="P27"/>
      <text:p text:style-name="P4">Die <text:span text:style-name="T26">Fähigkeiten</text:span> und <text:span text:style-name="T26">Eigenschaften</text:span> einer Einheit bilden zusammen die <text:span text:style-name="T26">Talente</text:span> der Einheit. Dies können Hintergrundmerkmale (wie etwa ein spezielles Training) oder aber auch im Laufe der Kampagne erlernte Fähigkeiten sein. Eigenschaften sind in der Regel <text:span text:style-name="T26">Passive</text:span> Talente, die Boni oder auch Mali auf die Grundwerte geben, darüber hinaus können sie auch in bestimmten Situationen (siehe Ereignisse) <text:span text:style-name="T26">Effekte</text:span> geben. Fähigkeiten sind <text:span text:style-name="T26">Aktive</text:span> Talente und müssen mit AP aktiviert werden. Auch Effekte können in bestimmten Situationen neue Effekte auslösen. <text:span text:style-name="T26">Modifikationen </text:span>geben an, wie Talente und Effekte Handlungen eines Trupps beeinflussen.</text:p>
      <text:p text:style-name="P4"/>
      <text:list xml:id="list35510820" text:style-name="L7">
        <text:list-item>
          <text:list>
            <text:list-item>
              <text:p text:style-name="P70"><text:span text:style-name="T26">Talente</text:span> ändern sich während des Szenarios nicht</text:p>
              <text:list>
                <text:list-item>
                  <text:p text:style-name="P81">Eigenschaften <text:span text:style-name="T34">geben Permanente Boni zu Attributen, modifizieren Aktionen und können Effekte auslösen, wenn bestimmt Ereignisse eintreten.</text:span></text:p>
                </text:list-item>
                <text:list-item>
                  <text:p text:style-name="P81">Fähigkeiten <text:span text:style-name="T34">werden durch AP ausgelöst und bewirken unmittelbare Effekte, können </text:span><text:soft-page-break/><text:span text:style-name="T34">aber auch anhaltende Effekte auslösen.</text:span></text:p>
                </text:list-item>
              </text:list>
            </text:list-item>
            <text:list-item>
              <text:p text:style-name="P81">Effekte</text:p>
              <text:p text:style-name="P97">(Etwas Abstrakter wäre es Effekte als Zustände zu verstehen in denen sich der Trupp oder Held gerade befindet)</text:p>
              <text:list>
                <text:list-item>
                  <text:p text:style-name="P81">anhaltende Effekte<text:span text:style-name="T34"> sind vergleichbar mit Buffs aus bekannten spielen. Sie geben </text:span>Attributboni<text:span text:style-name="T34">, können Aktionen </text:span>modifizieren<text:span text:style-name="T34"> und Effekte auslösen, wenn bestimmte Ereignisse eintreten.</text:span></text:p>
                </text:list-item>
                <text:list-item>
                  <text:p text:style-name="P81">Sofortige Effekte <text:span text:style-name="T34">treten sofort ein, (z.B. Flächenschaden von Geschützen und ähnlichem)</text:span></text:p>
                </text:list-item>
              </text:list>
            </text:list-item>
          </text:list>
        </text:list-item>
      </text:list>
      <text:p text:style-name="P8"/>
      <text:p text:style-name="P4"><text:span text:style-name="T31"><text:tab/></text:span><text:span text:style-name="T4">Effekte</text:span></text:p>
      <text:p text:style-name="P4"><text:span text:style-name="T3"><text:tab/></text:span><text:span text:style-name="T30">Anhaltende Effekte </text:span><text:span text:style-name="T31">haben folgende Attribute:</text:span></text:p>
      <text:list xml:id="list35509964" text:style-name="L8">
        <text:list-item>
          <text:list>
            <text:list-item>
              <text:p text:style-name="P101">Typ: <text:span text:style-name="T49">Positiv, Neutral, Negativ – Zur geeigneten Markierung im Spiel.</text:span></text:p>
            </text:list-item>
            <text:list-item>
              <text:p text:style-name="P101"><text:span text:style-name="T50">Beschreibung: </text:span><text:span text:style-name="T49">Ingame Tooltip. </text:span></text:p>
            </text:list-item>
            <text:list-item>
              <text:p text:style-name="P101"><text:span text:style-name="T50">Versteckt: </text:span><text:span text:style-name="T49">Ja/Nein, Ob der Effekt im Spiel angezeigt wird.</text:span></text:p>
            </text:list-item>
          </text:list>
        </text:list-item>
      </text:list>
      <text:list xml:id="list35507582" text:style-name="L9">
        <text:list-item>
          <text:list>
            <text:list-item>
              <text:list>
                <text:list-item>
                  <text:p text:style-name="P104">Auswirkungen: <text:span text:style-name="T34">Gibt an, was dieser Effekt nun eigentlich tut. Dies können Modifikationen von Aktionen sein, direkte Attributboni und ähnliches sein.</text:span></text:p>
                </text:list-item>
                <text:list-item>
                  <text:p text:style-name="P104">Dauer: <text:span text:style-name="T34">Dauer bis der Effekt schwindet. (-1 = infinity)</text:span></text:p>
                </text:list-item>
                <text:list-item>
                  <text:p text:style-name="P104">Nebeneffekte: <text:span text:style-name="T34">(</text:span><text:span text:style-name="T27">Menge</text:span><text:span text:style-name="T32">)</text:span> <text:span text:style-name="T34">Die Effekte, welcher dieser Effekt auslösen kann, dafür hat der Effekt für jeden Nebeneffekt folgende Attribute:</text:span></text:p>
                  <text:list>
                    <text:list-item>
                      <text:p text:style-name="P104">Ereignisse: <text:span text:style-name="T34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104">Bedingungen: <text:span text:style-name="T27">(je nach Ereignis andere möglich)</text:span></text:p>
                    </text:list-item>
                    <text:list-item>
                      <text:p text:style-name="P104">Effekte</text:p>
                    </text:list-item>
                  </text:list>
                </text:list-item>
                <text:list-item>
                  <text:p text:style-name="P104">Abbruchszenarien:</text:p>
                </text:list-item>
                <text:list-item>
                  <text:p text:style-name="P104"><text:span text:style-name="T31">Abbruch: </text:span><text:span text:style-name="T32">Bei diesen Ereignissen wird der Effekt abgebrochen, wenn zusätzlich noch die Abbruchbedingungen erfüllt sind.</text:span></text:p>
                </text:list-item>
                <text:list-item>
                  <text:p text:style-name="P105">Abbruchbedingungen</text:p>
                </text:list-item>
              </text:list>
            </text:list-item>
          </text:list>
        </text:list-item>
      </text:list>
      <text:p text:style-name="P35"><text:tab/></text:p>
      <text:p text:style-name="P35"><text:tab/>Sofortige Effekte <text:span text:style-name="T34">haben folgende Attribute:</text:span></text:p>
      <text:list xml:id="list35520411" text:style-name="L10">
        <text:list-item>
          <text:list>
            <text:list-item>
              <text:p text:style-name="P106">Auswirkungen: <text:span text:style-name="T34">Hauptsächlich die unter sonstige Auswirkungen aufgeführten.</text:span></text:p>
            </text:list-item>
          </text:list>
        </text:list-item>
      </text:list>
      <text:p text:style-name="P36"/>
      <text:p text:style-name="P7"><text:span text:style-name="T47"><text:tab/></text:span><text:span text:style-name="T55">Auswirkungen</text:span></text:p>
      <text:p text:style-name="P21"><text:tab/><text:span text:style-name="T17">Attributboni</text:span></text:p>
      <text:p text:style-name="P21"><text:tab/><text:span text:style-name="T21">Es gibt feste Attributboni, die durch Eigenschaften von Einheiten verliehen werden und <text:tab/>temporäre, die durch Effekte und Eigenschaften von Ausrüstung verliehen werden.</text:span></text:p>
      <text:p text:style-name="P8"/>
      <text:p text:style-name="P4"><text:tab/><text:span text:style-name="T26">Modifikationen</text:span></text:p>
      <text:p text:style-name="P8"><text:span text:style-name="T2"><text:tab/></text:span>Modifikationen beeinflussen den Ablauf von Aktionen (Angriffen, Bewegung, <text:tab/>etc.).<text:span text:style-name="T26">e.Emod(a,t)</text:span> gibt an, wie bei der Aktion a das Attribut t absolut durch die <text:tab/>Eigenschaft/den Effekt e verändert wird und <text:span text:style-name="T26">e.EmodP(a,t)</text:span> gibt an, wie bei der Aktion a das <text:tab/>Attribut t prozentual verändert wird. Außerdem können Aktionen durch Modifikationen <text:tab/>deaktiviert werden. (z.B. Bewegung für Stationäre Geschütze nach dem aufbauen) <text:span text:style-name="T28">Die <text:tab/>Modifikationen sind insbesondere <text:tab/>nützlich, um <text:tab/>Boni zu beschreiben, die nur unter <text:tab/>bestimmten Bedingungen auftreten (etwa ein 25% Bonus gegen Bestien)</text:span></text:p>
      <text:p text:style-name="P10"/>
      <text:p text:style-name="P17"><text:tab/><text:span text:style-name="T17">Sonstige Auswirkungen</text:span></text:p>
      <text:p text:style-name="P17"><text:span text:style-name="T17"><text:tab/></text:span><text:span text:style-name="T21">Manche Auswirkungen lassen sich nicht mit (gut) mit Modifikationen und Attributboni <text:tab/>darstellen. Daher gibt es diese Liste:</text:span></text:p>
      <text:list xml:id="list35508760" text:style-name="L11">
        <text:list-item>
          <text:list>
            <text:list-item>
              <text:list>
                <text:list-item>
                  <text:p text:style-name="P71">Die Handhabung von Waffen ändern?</text:p>
                </text:list-item>
                <text:list-item>
                  <text:p text:style-name="P71"><text:soft-page-break/>Schaden zufügen</text:p>
                </text:list-item>
                <text:list-item>
                  <text:p text:style-name="P71">Angriffe deaktivieren.</text:p>
                </text:list-item>
                <text:list-item>
                  <text:p text:style-name="P71">Etc.</text:p>
                </text:list-item>
              </text:list>
            </text:list-item>
          </text:list>
        </text:list-item>
      </text:list>
      <text:p text:style-name="P17"/>
      <text:p text:style-name="P17"><text:tab/><text:span text:style-name="T70">Ereignisse</text:span></text:p>
      <text:p text:style-name="P4"><text:span text:style-name="T26"><text:tab/>(anhaltende) Effekte</text:span> und <text:span text:style-name="T26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6"><text:tab/></text:span></text:p>
      <text:p text:style-name="P2"/>
      <text:list xml:id="list35511766" text:style-name="L12">
        <text:list-item>
          <text:list>
            <text:list-item>
              <text:list>
                <text:list-item>
                  <text:p text:style-name="P89">Bewegung Vorher : <text:span text:style-name="T34">Tritt ein, bevor sich ein Trupp/Held auf ein anders Feld bewegt.</text:span></text:p>
                </text:list-item>
                <text:list-item>
                  <text:p text:style-name="P89">Bewegung Nachher :<text:span text:style-name="T34"> Tritt ein, nachdem sich ein Trupp/Held auf ein anders Feld bewegt hat.</text:span></text:p>
                </text:list-item>
                <text:list-item>
                  <text:p text:style-name="P89">Drehung</text:p>
                </text:list-item>
                <text:list-item>
                  <text:p text:style-name="P89">Angriff Vorher: <text:span text:style-name="T34">Tritt ein, bevor ein Trupp einen andern angreift. </text:span></text:p>
                </text:list-item>
                <text:list-item>
                  <text:p text:style-name="P89">Angriff: <text:span text:style-name="T34">Tritt ein, während ein Trupp angreift.</text:span></text:p>
                </text:list-item>
                <text:list-item>
                  <text:p text:style-name="P89">Angriff Nachher: <text:span text:style-name="T34">Tritt ein, nachdem ein Trupp einen andern angegriffen hat.</text:span></text:p>
                </text:list-item>
                <text:list-item>
                  <text:p text:style-name="P89">Angriff Fernkampf Vorher</text:p>
                </text:list-item>
                <text:list-item>
                  <text:p text:style-name="P89">Angriff Fernkampf </text:p>
                </text:list-item>
                <text:list-item>
                  <text:p text:style-name="P89">Angriff Fernkampf Nachher</text:p>
                </text:list-item>
                <text:list-item>
                  <text:p text:style-name="P89">Verteidigung Vorher: <text:span text:style-name="T34">Tritt ein, bevor ein Trupp angegriffen wird.</text:span></text:p>
                </text:list-item>
                <text:list-item>
                  <text:p text:style-name="P89">Verteidigung Nachher<text:span text:style-name="T34">: Tritt ein, nachdem ein Trupp angegriffen wurde.</text:span></text:p>
                </text:list-item>
                <text:list-item>
                  <text:p text:style-name="P89">Verteidigung Fernkampf Vorher</text:p>
                </text:list-item>
                <text:list-item>
                  <text:p text:style-name="P89">Verteidigung Fernkampf Nachher</text:p>
                </text:list-item>
                <text:list-item>
                  <text:p text:style-name="P89">Aktion benutzen: <text:span text:style-name="T34">Eine Aktion auf der Karte benutzen </text:span><text:span text:style-name="T27">(z.B verschanzen)</text:span></text:p>
                </text:list-item>
                <text:list-item>
                  <text:p text:style-name="P89">Moral über 100%</text:p>
                </text:list-item>
                <text:list-item>
                  <text:p text:style-name="P89">Moral 75% - 100%</text:p>
                </text:list-item>
                <text:list-item>
                  <text:p text:style-name="P89">Moral 50% - 75%</text:p>
                </text:list-item>
                <text:list-item>
                  <text:p text:style-name="P89">Moral 25% - 50%</text:p>
                </text:list-item>
                <text:list-item>
                  <text:p text:style-name="P89">Moral 0% - 25%</text:p>
                </text:list-item>
                <text:list-item>
                  <text:p text:style-name="P89">Moral 0 (Flucht)</text:p>
                </text:list-item>
                <text:list-item>
                  <text:p text:style-name="P89">Leben 100%</text:p>
                </text:list-item>
                <text:list-item>
                  <text:p text:style-name="P89">Leben 75% - 100%</text:p>
                </text:list-item>
                <text:list-item>
                  <text:p text:style-name="P89">Leben 50% - 75%</text:p>
                </text:list-item>
                <text:list-item>
                  <text:p text:style-name="P89">Leben 25% - 50%</text:p>
                </text:list-item>
                <text:list-item>
                  <text:p text:style-name="P89">Leben 0% - 25%</text:p>
                </text:list-item>
                <text:list-item>
                  <text:p text:style-name="P89">Leben 0 (Tot)</text:p>
                </text:list-item>
                <text:list-item>
                  <text:p text:style-name="P89">Zug Beginn</text:p>
                </text:list-item>
                <text:list-item>
                  <text:p text:style-name="P89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5">Fähigkeiten</text:span></text:p>
      <text:p text:style-name="P4"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6">(Wenn man so will ein endlicher, <text:tab/>kreisförmiger Automat)</text:span>. Eine Fähigkeit besteht aus einem geordneten Set von <text:tab/>Fähigkeitsstufen, welches Folgenden Invarianten unterliegt:</text:p>
      <text:list xml:id="list35534829" text:style-name="L13">
        <text:list-item>
          <text:list>
            <text:list-item>
              <text:list>
                <text:list-item>
                  <text:p text:style-name="P72">An erster Stelle steht die Startstufe.</text:p>
                </text:list-item>
                <text:list-item>
                  <text:p text:style-name="P72">Nach ausführen der Fähigkeitsstufe an i-ter stelle kommt man in die (i +1)-te <text:soft-page-break/>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35511526" text:style-name="L14">
        <text:list-item>
          <text:list>
            <text:list-item>
              <text:list>
                <text:list-item>
                  <text:p text:style-name="P73"><text:span text:style-name="T26">Name: </text:span>Der Name, der im Spiel angezeigt wird.</text:p>
                </text:list-item>
                <text:list-item>
                  <text:p text:style-name="P73"><text:span text:style-name="T26">Kosten: </text:span>Selbsterklärend: die Grundkosten der Fähigkeit in AP.</text:p>
                </text:list-item>
                <text:list-item>
                  <text:p text:style-name="P82">Beschreibung: <text:span text:style-name="T34">Die Beschreibung, die im Spiel angezeigt wird.</text:span></text:p>
                </text:list-item>
                <text:list-item>
                  <text:p text:style-name="P82">Bedingungen: <text:span text:style-name="T34">Die Bedingungen unter denen die Fähigkeit einzusetzen ist. (</text:span><text:span text:style-name="T27">Lässt sich gut mit versteckten Ereignissen implementieren.)</text:span></text:p>
                </text:list-item>
                <text:list-item>
                  <text:p text:style-name="P90">Abklingzeit: <text:span text:style-name="T34">Gibt an, wie viele Runden die Fertigkeit braucht um wieder eingesetzt </text:span><text:span text:style-name="T34">zu werden. (</text:span><text:span text:style-name="T27">Lässt sich auch wieder mit versteckten Effekten implementieren, da man das aber vermutlich recht häufig braucht wäre das irgendwie unschön)</text:span></text:p>
                </text:list-item>
                <text:list-item>
                  <text:p text:style-name="P90">sofortige Effekte: <text:span text:style-name="T34">sofortige Effekte, die ausgelöst werden.</text:span></text:p>
                </text:list-item>
                <text:list-item>
                  <text:p text:style-name="P90">Anhaltende Effekte: <text:span text:style-name="T34">anhaltende Effekte, die ausgelöst werden. </text:span></text:p>
                </text:list-item>
              </text:list>
            </text:list-item>
          </text:list>
        </text:list-item>
      </text:list>
      <text:p text:style-name="P17"><text:tab/></text:p>
      <text:p text:style-name="P2"/>
      <text:p text:style-name="P17"><text:tab/><text:span text:style-name="T70">Beispiele</text:span></text:p>
      <text:p text:style-name="P1"><text:tab/>Beispiel 1: Schrapnellgeschütz (Eine Variante ohne Munition)</text:p>
      <text:p text:style-name="P57"><text:tab/><text:span text:style-name="T61">(Nicht vergessen: Effekt-schaden bei der Berechnung des potentiellen Schadens nicht zu <text:tab/>vernachlässigen)</text:span></text:p>
      <text:list xml:id="list38569205" text:continue-list="list35507582" text:style-name="L9">
        <text:list-item>
          <text:list>
            <text:list-item>
              <text:p text:style-name="P104">Fähigkeit: Schrapnellgeschoss</text:p>
              <text:list>
                <text:list-item>
                  <text:p text:style-name="P104">Stufe 1: </text:p>
                  <text:list>
                    <text:list-item>
                      <text:p text:style-name="P104">Name: Schrapnellschuss vorbereiten</text:p>
                    </text:list-item>
                    <text:list-item>
                      <text:p text:style-name="P104">Kosten:<text:span text:style-name="T34"> 8 AP</text:span></text:p>
                    </text:list-item>
                    <text:list-item>
                      <text:p text:style-name="P104">Beschreibung: „<text:span text:style-name="T34">Zertrümmert eine Kanonenkugel um sie als Schrapnell abzufeuern“</text:span></text:p>
                    </text:list-item>
                    <text:list-item>
                      <text:p text:style-name="P104">Bedingungen: <text:span text:style-name="T34">Nicht im Nahkampf </text:span></text:p>
                    </text:list-item>
                    <text:list-item>
                      <text:p text:style-name="P104">Abklingzeit: <text:span text:style-name="T34">4 Spielrunden.</text:span></text:p>
                    </text:list-item>
                    <text:list-item>
                      <text:p text:style-name="P104">sofortige Effekte: <text:span text:style-name="T34">-</text:span></text:p>
                    </text:list-item>
                    <text:list-item>
                      <text:p text:style-name="P104">anhaltende Effekte: <text:span text:style-name="T34">-</text:span></text:p>
                    </text:list-item>
                  </text:list>
                </text:list-item>
                <text:list-item>
                  <text:p text:style-name="P104">Stufe 2: </text:p>
                  <text:list>
                    <text:list-item>
                      <text:p text:style-name="P104">Name: Schrapnellschuss laden</text:p>
                    </text:list-item>
                    <text:list-item>
                      <text:p text:style-name="P104">Kosten:<text:span text:style-name="T34"> 8 AP</text:span></text:p>
                    </text:list-item>
                    <text:list-item>
                      <text:p text:style-name="P104">Beschreibung: „<text:span text:style-name="T34">Bereitet das abfeuern des Schrapnelschusses vor“</text:span></text:p>
                    </text:list-item>
                    <text:list-item>
                      <text:p text:style-name="P104">Bedingungen: <text:span text:style-name="T34">Nicht im Nahkampf </text:span></text:p>
                    </text:list-item>
                    <text:list-item>
                      <text:p text:style-name="P104">Abklingzeit: <text:span text:style-name="T34">-</text:span></text:p>
                    </text:list-item>
                    <text:list-item>
                      <text:p text:style-name="P104">sofortige Effekte: <text:span text:style-name="T34">-</text:span></text:p>
                    </text:list-item>
                    <text:list-item>
                      <text:p text:style-name="P104">anhaltende Effekte:<text:span text:style-name="T34"> Schrapnellmunition für wirkende Einheit </text:span></text:p>
                    </text:list-item>
                  </text:list>
                </text:list-item>
              </text:list>
            </text:list-item>
            <text:list-item>
              <text:p text:style-name="P104">anhaltender Effekt: <text:span text:style-name="T34">Schrapnellmunition</text:span></text:p>
              <text:list>
                <text:list-item>
                  <text:p text:style-name="P104">Typ: <text:span text:style-name="T34">Positiv</text:span></text:p>
                  <text:list>
                    <text:list-item>
                      <text:p text:style-name="P104">Nebeneffekt:</text:p>
                      <text:list>
                        <text:list-item>
                          <text:p text:style-name="P104">Ereignisse: <text:span text:style-name="T34">Angriff Fernkampf</text:span></text:p>
                        </text:list-item>
                        <text:list-item>
                          <text:p text:style-name="P104">Bedingung: - </text:p>
                        </text:list-item>
                        <text:list-item>
                          <text:p text:style-name="P104">Effekt: <text:span text:style-name="T34">Splitterschaden für Ziel und angrenzende, wenn sichtba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4">Auswirkungen: <text:span text:style-name="T34">Deaktiviert Fähigkeit Schrapnellgeschoss</text:span></text:p>
                </text:list-item>
                <text:list-item>
                  <text:p text:style-name="P104">Modifikationen: <text:span text:style-name="T34">keinen Direkten Schaden </text:span></text:p>
                </text:list-item>
                <text:list-item>
                  <text:p text:style-name="P104">Dauer: <text:span text:style-name="T34">-1</text:span></text:p>
                </text:list-item>
                <text:list-item>
                  <text:p text:style-name="P104">Abbruch: </text:p>
                  <text:list>
                    <text:list-item>
                      <text:p text:style-name="P104">Abbruchszenario 1:</text:p>
                      <text:list>
                        <text:list-item>
                          <text:p text:style-name="P104">Ereignisse: <text:span text:style-name="T34">Tod</text:span></text:p>
                        </text:list-item>
                        <text:list-item>
                          <text:p text:style-name="P104"><text:soft-page-break/>Bedingung: -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sofortiger Effekt: <text:span text:style-name="T34">Splitterschaden</text:span></text:p>
              <text:list>
                <text:list-item>
                  <text:p text:style-name="P104">Typ:<text:span text:style-name="T34"> Sofort </text:span></text:p>
                </text:list-item>
                <text:list-item>
                  <text:p text:style-name="P104">Effekte: -</text:p>
                </text:list-item>
                <text:list-item>
                  <text:p text:style-name="P104">Auswirkungen: <text:span text:style-name="T34">Flächenschaden, der dem 0.4fachen Schaden eines direkten Angriffes mit -3 KG und -3 RW entspricht, aktiviert „Schrapnell</text:span></text:p>
                </text:list-item>
              </text:list>
            </text:list-item>
          </text:list>
        </text:list-item>
      </text:list>
      <text:p text:style-name="P3"><text:tab/></text:p>
      <text:p text:style-name="P1"><text:span text:style-name="T34"><text:tab/></text:span><text:span text:style-name="T56">Beispiel 2: Feueratem</text:span></text:p>
      <text:list xml:id="list35525301" text:style-name="L15">
        <text:list-item>
          <text:list>
            <text:list-item>
              <text:p text:style-name="P107">Fähigkeit: Feueratem</text:p>
              <text:list>
                <text:list-item>
                  <text:p text:style-name="P107">Kosten: <text:span text:style-name="T34">6AP</text:span></text:p>
                </text:list-item>
                <text:list-item>
                  <text:p text:style-name="P107">Beschreibung: <text:span text:style-name="T34">„Speit Flammen, auf die 2 Felder vor ihm.“</text:span></text:p>
                </text:list-item>
                <text:list-item>
                  <text:p text:style-name="P107">Sofortiger Effekt: <text:span text:style-name="T34">Feuerschaden auf die Einheiten 2 Felder vor dem Wirkenden</text:span></text:p>
                </text:list-item>
                <text:list-item>
                  <text:p text:style-name="P107">Anhaltende Effekte: <text:span text:style-name="T34">-</text:span></text:p>
                </text:list-item>
              </text:list>
            </text:list-item>
            <text:list-item>
              <text:p text:style-name="P107">Sofortiger Effekt: <text:span text:style-name="T34">Feuerschaden</text:span></text:p>
              <text:list>
                <text:list-item>
                  <text:p text:style-name="P107">Typ: <text:span text:style-name="T34">Sofort </text:span></text:p>
                </text:list-item>
                <text:list-item>
                  <text:p text:style-name="P107">Effekt: <text:span text:style-name="T34">-</text:span></text:p>
                </text:list-item>
                <text:list-item>
                  <text:p text:style-name="P107">Auswirkungen: <text:span text:style-name="T34">„Verursacht 80 Punkte Flammenschaden“</text:span></text:p>
                </text:list-item>
              </text:list>
            </text:list-item>
          </text:list>
        </text:list-item>
      </text:list>
      <text:p text:style-name="P3"><text:tab/></text:p>
      <text:list xml:id="list38579187" text:continue-list="list38569205" text:style-name="L9">
        <text:list-item>
          <text:list>
            <text:list-item>
              <text:list>
                <text:list-header>
                  <text:p text:style-name="P75"/>
                </text:list-header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35522511" text:style-name="L16">
        <text:list-item>
          <text:list>
            <text:list-item>
              <text:list>
                <text:list-item>
                  <text:p text:style-name="P93">Verteidigungshaltung I (versteckt):</text:p>
                </text:list-item>
              </text:list>
            </text:list-item>
          </text:list>
        </text:list-item>
      </text:list>
      <text:p text:style-name="P6"><text:tab/><text:tab/><text:span text:style-name="T27">Diesen Effekt haben alle normalen Bodeneinheiten</text:span></text:p>
      <text:list xml:id="list38591264" text:continue-numbering="true" text:style-name="L16">
        <text:list-item>
          <text:list>
            <text:list-item>
              <text:list>
                <text:list-item>
                  <text:list>
                    <text:list-item>
                      <text:p text:style-name="P94"><text:span text:style-name="T26">Ereignisse:</text:span> Zug beendet</text:p>
                    </text:list-item>
                    <text:list-item>
                      <text:p text:style-name="P76"><text:span text:style-name="T26">Bedingung:</text:span> Zug beendet mit mehr als 50% der AP, aber weniger als 100% und nicht im Kampf</text:p>
                    </text:list-item>
                    <text:list-item>
                      <text:p text:style-name="P116"><text:span text:style-name="T20">Effekt:</text:span><text:span text:style-name="T19"> Verteidigungshaltung I (positiv)</text:span></text:p>
                    </text:list-item>
                    <text:list-item>
                      <text:p text:style-name="P102"><text:span text:style-name="T18">Auswirkungen:</text:span><text:span text:style-name="T19"> -</text:span></text:p>
                    </text:list-item>
                    <text:list-item>
                      <text:p text:style-name="P76"><text:span text:style-name="T26">Dauer:</text:span> -1</text:p>
                    </text:list-item>
                    <text:list-item>
                      <text:p text:style-name="P76"><text:span text:style-name="T26">Abbruch:</text:span> -</text:p>
                    </text:list-item>
                  </text:list>
                </text:list-item>
                <text:list-item>
                  <text:p text:style-name="P93">Verteidigungshaltung I (positiv):</text:p>
                  <text:list>
                    <text:list-item>
                      <text:p text:style-name="P94"><text:span text:style-name="T26">Ereignisse:</text:span> -</text:p>
                    </text:list-item>
                    <text:list-item>
                      <text:p text:style-name="P76"><text:span text:style-name="T26">Bedingung:</text:span> -</text:p>
                    </text:list-item>
                    <text:list-item>
                      <text:p text:style-name="P76"><text:span text:style-name="T26">Effekt:</text:span> </text:p>
                    </text:list-item>
                    <text:list-item>
                      <text:p text:style-name="P116"><text:span text:style-name="T20">Auswirkungen: </text:span><text:span text:style-name="T19">+1 Initiative, +1 Abwehr, +1 Grundschaden, 10% gefestigte Moral</text:span></text:p>
                    </text:list-item>
                    <text:list-item>
                      <text:p text:style-name="P76"><text:span text:style-name="T26">Dauer:</text:span> -1</text:p>
                    </text:list-item>
                    <text:list-item>
                      <text:p text:style-name="P116"><text:span text:style-name="T20">Abbruch:</text:span><text:span text:style-name="T19"> Ende des Zuges ,Angriff Vorher, Drehung, Tot</text:span></text:p>
                      <text:p text:style-name="P76"/>
                    </text:list-item>
                  </text:list>
                </text:list-item>
                <text:list-item>
                  <text:p text:style-name="P84">Verteidigungshaltung II (versteckt):</text:p>
                  <text:p text:style-name="P95">Diesen Effekt haben alle normalen Bodeneinheiten</text:p>
                  <text:list>
                    <text:list-item>
                      <text:p text:style-name="P76"><text:span text:style-name="T26">Ereignisse:</text:span> Zug beendet</text:p>
                    </text:list-item>
                    <text:list-item>
                      <text:p text:style-name="P76"><text:span text:style-name="T26">Bedingung:</text:span> Zug beendet mit 100% der AP und nicht im Kampf</text:p>
                    </text:list-item>
                    <text:list-item>
                      <text:p text:style-name="P116"><text:span text:style-name="T20">Effekt:</text:span><text:span text:style-name="T19"> Verteidigungshaltung II (positiv)</text:span></text:p>
                    </text:list-item>
                    <text:list-item>
                      <text:p text:style-name="P102"><text:span text:style-name="T18">Auswirkungen: </text:span><text:span text:style-name="T19">-</text:span></text:p>
                    </text:list-item>
                    <text:list-item>
                      <text:p text:style-name="P76"><text:span text:style-name="T26">Dauer:</text:span> -1</text:p>
                    </text:list-item>
                    <text:list-item>
                      <text:p text:style-name="P76"><text:span text:style-name="T26">Abbruch:</text:span> -.</text:p>
                    </text:list-item>
                  </text:list>
                </text:list-item>
                <text:list-item>
                  <text:p text:style-name="P84">Verteidigungshaltung II (positiv):</text:p>
                  <text:list>
                    <text:list-item>
                      <text:p text:style-name="P84">Typ: <text:span text:style-name="T34">Positiv</text:span></text:p>
                    </text:list-item>
                    <text:list-item>
                      <text:p text:style-name="P76"><text:soft-page-break/><text:span text:style-name="T26">Ereignisse:</text:span> -</text:p>
                    </text:list-item>
                    <text:list-item>
                      <text:p text:style-name="P76"><text:span text:style-name="T26">Bedingung:</text:span> -</text:p>
                    </text:list-item>
                    <text:list-item>
                      <text:p text:style-name="P76"><text:span text:style-name="T26">Effekt:</text:span> -</text:p>
                    </text:list-item>
                    <text:list-item>
                      <text:p text:style-name="P116"><text:span text:style-name="T20">Auswirkungen: </text:span><text:span text:style-name="T19">+2 Initiative, +2 Abwehr, +1 Grundschaden, 20% gefestigte Moral</text:span></text:p>
                    </text:list-item>
                    <text:list-item>
                      <text:p text:style-name="P76"><text:span text:style-name="T26">Dauer:</text:span> -1</text:p>
                    </text:list-item>
                    <text:list-item>
                      <text:p text:style-name="P116"><text:span text:style-name="T20">Abbruch:</text:span><text:span text:style-name="T19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35526374" text:style-name="L17">
        <text:list-item>
          <text:list>
            <text:list-item>
              <text:list>
                <text:list-item>
                  <text:p text:style-name="P85">Ansturm I (versteckt):</text:p>
                  <text:p text:style-name="P96">Diesen Effekt haben alle normalen Bodeneinheiten</text:p>
                  <text:list>
                    <text:list-item>
                      <text:p text:style-name="P77"><text:span text:style-name="T26">Ereignisse:</text:span> Bewegung Nachher</text:p>
                    </text:list-item>
                    <text:list-item>
                      <text:p text:style-name="P77"><text:span text:style-name="T26">Bedingung:</text:span> kein Ansturm I oder II</text:p>
                    </text:list-item>
                    <text:list-item>
                      <text:p text:style-name="P77"><text:span text:style-name="T26">Effekt:</text:span> Ansturm I (positiv)</text:p>
                    </text:list-item>
                    <text:list-item>
                      <text:p text:style-name="P85">Auswirkungen: <text:span text:style-name="T34">-</text:span></text:p>
                    </text:list-item>
                    <text:list-item>
                      <text:p text:style-name="P85">Dauer: <text:span text:style-name="T34">-1</text:span></text:p>
                    </text:list-item>
                    <text:list-item>
                      <text:p text:style-name="P77"><text:span text:style-name="T26">Abbruch</text:span>: -</text:p>
                    </text:list-item>
                  </text:list>
                </text:list-item>
                <text:list-item>
                  <text:p text:style-name="P85">Ansturm I:</text:p>
                  <text:list>
                    <text:list-item>
                      <text:p text:style-name="P85">Typ: <text:span text:style-name="T34">Positiv</text:span></text:p>
                    </text:list-item>
                    <text:list-item>
                      <text:p text:style-name="P77"><text:span text:style-name="T26">Ereignisse:</text:span> -</text:p>
                    </text:list-item>
                    <text:list-item>
                      <text:p text:style-name="P77"><text:span text:style-name="T26">Bedingung:</text:span> -</text:p>
                    </text:list-item>
                    <text:list-item>
                      <text:p text:style-name="P77"><text:span text:style-name="T26">Effekt:</text:span> -</text:p>
                    </text:list-item>
                    <text:list-item>
                      <text:p text:style-name="P77"><text:span text:style-name="T26">Auswirkungen:</text:span> +2 Initiative, +2 Grundschaden</text:p>
                    </text:list-item>
                    <text:list-item>
                      <text:p text:style-name="P85">Dauer: <text:span text:style-name="T34">-1</text:span></text:p>
                    </text:list-item>
                    <text:list-item>
                      <text:p text:style-name="P77"><text:span text:style-name="T26">Abbruch:</text:span> Ende des Zuges ,Angriff Vorher, Drehung, Tot</text:p>
                      <text:p text:style-name="P77"/>
                    </text:list-item>
                  </text:list>
                </text:list-item>
                <text:list-item>
                  <text:p text:style-name="P85">Ansturm II(versteckt):</text:p>
                  <text:p text:style-name="P96">Diesen Effekt haben alle normalen Bodeneinheiten</text:p>
                  <text:list>
                    <text:list-item>
                      <text:p text:style-name="P91">Typ: <text:span text:style-name="T34">Versteckt</text:span></text:p>
                    </text:list-item>
                    <text:list-item>
                      <text:p text:style-name="P77"><text:span text:style-name="T26">Ereignisse:</text:span> Bewegung Nachher</text:p>
                    </text:list-item>
                    <text:list-item>
                      <text:p text:style-name="P77"><text:span text:style-name="T26">Bedingung:</text:span> hat Effekt Ansturm I</text:p>
                    </text:list-item>
                    <text:list-item>
                      <text:p text:style-name="P77"><text:span text:style-name="T26">Effekt:</text:span> Ansturm II </text:p>
                    </text:list-item>
                    <text:list-item>
                      <text:p text:style-name="P85">Auswirkungen: <text:span text:style-name="T34">-</text:span></text:p>
                    </text:list-item>
                    <text:list-item>
                      <text:p text:style-name="P85">Dauer: - </text:p>
                    </text:list-item>
                    <text:list-item>
                      <text:p text:style-name="P77"><text:span text:style-name="T26">Abbruch</text:span>: -</text:p>
                    </text:list-item>
                  </text:list>
                </text:list-item>
                <text:list-item>
                  <text:p text:style-name="P85">Ansturm II:</text:p>
                  <text:list>
                    <text:list-item>
                      <text:p text:style-name="P85">Typ: <text:span text:style-name="T34">Positiv</text:span></text:p>
                    </text:list-item>
                    <text:list-item>
                      <text:p text:style-name="P77"><text:span text:style-name="T26">Ereignisse:</text:span> -</text:p>
                    </text:list-item>
                    <text:list-item>
                      <text:p text:style-name="P77"><text:span text:style-name="T26">Bedingung:</text:span> -</text:p>
                    </text:list-item>
                    <text:list-item>
                      <text:p text:style-name="P77"><text:span text:style-name="T26">Effekt:</text:span> -</text:p>
                    </text:list-item>
                    <text:list-item>
                      <text:p text:style-name="P77"><text:span text:style-name="T26">Auswirkungen:</text:span> +3 Initiative, +4 Grundschaden, -2 Abwehr</text:p>
                    </text:list-item>
                    <text:list-item>
                      <text:p text:style-name="P85">Modifikationen: - </text:p>
                    </text:list-item>
                    <text:list-item>
                      <text:p text:style-name="P85">Dauer: <text:span text:style-name="T34">-1</text:span></text:p>
                    </text:list-item>
                    <text:list-item>
                      <text:p text:style-name="P130"><text:span text:style-name="T26">Abbruch:</text:span> Ende des Zuges ,Angriff Vorher, Drehung, Tot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53"/>
      <text:p text:style-name="P53"/>
      <text:p text:style-name="P53"><text:soft-page-break/></text:p>
      <text:list xml:id="list38587551" text:continue-list="list35527594" text:style-name="L4">
        <text:list-item>
          <text:list>
            <text:list-header>
              <text:p text:style-name="P140">3. Ausrüstung</text:p>
            </text:list-header>
          </text:list>
        </text:list-item>
      </text:list>
      <text:p text:style-name="P16"/>
      <text:p text:style-name="P29">3.1.<text:tab/>Übersicht</text:p>
      <text:p text:style-name="P19"><text:tab/></text:p>
      <text:p text:style-name="P12"><text:tab/><text:span text:style-name="T40">TODO: </text:span><text:span text:style-name="T41"><text:s/>Sonstige Ausrüstung, </text:span></text:p>
      <text:p text:style-name="P19"><text:tab/></text:p>
      <text:p text:style-name="P19"><text:tab/><text:span text:style-name="T71">Inventar</text:span></text:p>
      <text:p text:style-name="P20"><text:tab/><text:span text:style-name="T17">Alle Einheiten (Auch nicht humanoide) verfügen über ein Inventar, welches aus <text:tab/>verschiedenen</text:span><text:tab/><text:span text:style-name="T17">Slots besteht, die jeweils verschiedene Typen von Gegenständen fassen. Die <text:tab/>Gegenstandsstypen sind Baumartig strukturiert, so ist es etwa möglich, dass ein Slot nur <text:tab/>Schwerter und ein andere Slot Waffen aller Art aufnehmen kann. </text:span><text:span text:style-name="T16">(Jedes Schwert ist eine <text:tab/>Waffe und jede Waffe ist ein Gegenstand)</text:span><text:span text:style-name="T17">. </text:span></text:p>
      <text:p text:style-name="P20"><text:span text:style-name="T17"><text:tab/>Bei den Invenatrslots unterscheidet man zwischen </text:span><text:span text:style-name="T23">Primären und Sekundären Slots</text:span><text:span text:style-name="T17">. <text:tab/>Primäre müssen während des Kampfes gefüllt sein. Dieses sind Beispielsweise der <text:tab/>Rüstungsslot und der Haupthandslot bei einfachen Humanoiden Einheiten. Ist eine <text:tab/>Waffe in einem Primären Slot, so zählt sie als primäre Waffe </text:span><text:span text:style-name="T16">(Mehrere Rüstungen bei <text:tab/>Bedarf noch spezifizieren). </text:span></text:p>
      <text:p text:style-name="P20"><text:span text:style-name="T16"><text:tab/></text:span><text:span text:style-name="T10">Darüber hinaus gibt es noch </text:span><text:span text:style-name="T11">Aktive und Inaktive </text:span><text:span text:style-name="T10">Slots. Die Inaktiven lassen sich als <text:tab/>Rucksack verstehen, in denen man Ausrüstung lagert, die man gerade nicht benutzt. t.</text:span><text:span text:style-name="T11">InvA <text:tab/></text:span><text:span text:style-name="T10">bezeichnet dabei die Menge aller Aktiven Gegengenstände einer Einheit t und t.InvP die <text:tab/>Menge der Inaktiven. </text:span><text:span text:style-name="T72">(Bei Waffen sollte der Spieler die Möglichkeit bekommen Waffen <text:tab/>inaktiv zu setzen (etwa um Munition zu sparen, wenn er mehrere Waffen hat))</text:span><text:span text:style-name="T10">.</text:span></text:p>
      <text:p text:style-name="P11"><text:tab/></text:p>
      <text:p text:style-name="P9"><text:tab/>Es Gibt folgende Gegenstandtypen (oder Kategorien):</text:p>
      <text:list xml:id="list35506340" text:style-name="L18">
        <text:list-item>
          <text:list>
            <text:list-item>
              <text:p text:style-name="P92">Ausrüstungsgegenstände:</text:p>
              <text:list>
                <text:list-item>
                  <text:p text:style-name="P64"><text:span text:style-name="T11">Waffen: </text:span><text:span text:style-name="T10">siehe Kapitel 3.2</text:span></text:p>
                </text:list-item>
                <text:list-item>
                  <text:p text:style-name="P65"><text:span text:style-name="T10">Rüstungen: </text:span><text:span text:style-name="T12">siehe Kapitel 3.3</text:span></text:p>
                </text:list-item>
                <text:list-item>
                  <text:p text:style-name="P65"><text:span text:style-name="T10">Accessoire: </text:span><text:span text:style-name="T12">siehe Kapitel 3.4</text:span></text:p>
                </text:list-item>
              </text:list>
            </text:list-item>
            <text:list-item>
              <text:p text:style-name="P65"><text:span text:style-name="T10">Munition: </text:span><text:span text:style-name="T12">siehe Kapitel 3.2</text:span></text:p>
            </text:list-item>
            <text:list-item>
              <text:p text:style-name="P65"><text:span text:style-name="T10">Verbrauchsgegenstände: </text:span><text:span text:style-name="T12">siehe Kapitel 3.5</text:span></text:p>
            </text:list-item>
          </text:list>
        </text:list-item>
      </text:list>
      <text:p text:style-name="P9"/>
      <text:p text:style-name="P9"><text:tab/>Ein einfacher, menschlicher Soldat hat einen Waffenslot, einen Rüstungsslot, 1 oder 2 <text:tab/>Munitionsslots und noch einen Slot für Verbrauchsgegenstände.</text:p>
      <text:p text:style-name="P12"/>
      <text:p text:style-name="P28"><text:span text:style-name="T70">3.2.<text:tab/>Waffen</text:span> </text:p>
      <text:p text:style-name="P28"><text:tab/></text:p>
      <text:p text:style-name="P22"><text:tab/><text:span text:style-name="T70">Waffenattribute</text:span></text:p>
      <text:p text:style-name="P22"><text:tab/><text:span text:style-name="T21">Waffen sind Gegenstände und haben daher auch alle Attribute von Gegengenständen <text:tab/>zusätzlich.</text:span></text:p>
      <text:p text:style-name="P30"><text:span text:style-name="T45"><text:tab/></text:span><text:span text:style-name="T21">Es wird nicht direkt zwischen Nah- und Fernkampfwaffen unterschieden, statt dessen <text:tab/>verfügen Manche Waffen einfach nicht über einen Nah- oder Fernkampfangriff.</text:span><text:span text:style-name="T13"> (Dies macht <text:tab/>insbesondere bei Wurfwaffen, wie etwa Wurfbeilen Sinn, die ja auch im Nahkampf </text:span><text:span text:style-name="T13"><text:tab/>verwendet werden können)</text:span><text:span text:style-name="T21">.</text:span></text:p>
      <text:p text:style-name="P7"/>
      <text:list xml:id="list35510235" text:style-name="L19">
        <text:list-item>
          <text:p text:style-name="P123">Waffengröße (WG) – <text:span text:style-name="T34">Reicht von XS bis XL.</text:span></text:p>
        </text:list-item>
        <text:list-item>
          <text:p text:style-name="P138"><text:span text:style-name="T63">(primärer) Waffentypen (Typ): </text:span><text:span text:style-name="T66">(Dieser Stimmt mit dem Gegenstandstyp überein)</text:span><text:span text:style-name="T43"> </text:span><text:span text:style-name="T43">Dolch, Kurzschwert, Schwert, Anderthalbhänder, Zweihänder, Katana, </text:span><text:soft-page-break/><text:span text:style-name="T43">Krummsäbel, Stangenwaffen, Speere, Hellebarden, Äxte, Hämmer, Kolben, Flegel, Morgenstern, Klauen, Zähne, Bogen, Armbrust, Gewehre, Pistolen, Geschütz, Wurfwaffen, Wurfspeere, Natürliche Waffen, Schilde!, ...</text:span></text:p>
        </text:list-item>
        <text:list-item>
          <text:p text:style-name="P139">Waffentalente (WT) – <text:span text:style-name="T34">Die Talente, welche die Waffe einem Trupp oder Helden verleiht. Jede Waffe hat eine Haupteigenschaft, die unter anderem die Boni gegen bestimmt Größen beinhaltet. (</text:span><text:span text:style-name="T27">Fähigkeiten, die von Waffen stammen, sollten in einem eigenen Menü sein).</text:span></text:p>
        </text:list-item>
        <text:list-item>
          <text:p text:style-name="P139">Abrüstbar/Aufrüstbar: <text:span text:style-name="T34">Ob diese Waffe abgerüstet oder aufgerüstet werden kann. (</text:span><text:span text:style-name="T27">Klauen und Kampfanzüge können während des Kampfes z.B. nicht umgerüstet werden)</text:span></text:p>
        </text:list-item>
        <text:list-item>
          <text:p text:style-name="P123">Nahkampfangriff und Fernkampfangriff: <text:span text:style-name="T34">Diese haben jeweils unabhängig voneinander folgende Attribute. Attribute des Nahkampfangriffs werden mit N gekennzeichnet und die des Fernkampfangriffs mit F.</text:span></text:p>
          <text:list>
            <text:list-item>
              <text:p text:style-name="P138"><text:span text:style-name="T63">(sekundärer) Waffentypen (Typ):</text:span><text:span text:style-name="T43"> [Siehe Oben] </text:span><text:span text:style-name="T66">(Die Unterteilung in Primäre und sekundäre Typen ist nötig, da ein Wurfbeil, dass im Nahkampf eingesetzt wird Axttalente benutzt und nicht Wurftalente)</text:span></text:p>
            </text:list-item>
            <text:list-item>
              <text:p text:style-name="P129"><text:span text:style-name="T24">Angriffstyp(Wtyp) – </text:span><text:span text:style-name="T25">Ein Set von Angriffstypen</text:span></text:p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8">Stich (St)</text:p>
          </table:table-cell>
          <table:table-cell table:style-name="Tabelle7.B1" office:value-type="string">
            <text:p text:style-name="P58">Lanzen, Dolche,...</text:p>
          </table:table-cell>
        </table:table-row>
        <table:table-row>
          <table:table-cell table:style-name="Tabelle7.A2" office:value-type="string">
            <text:p text:style-name="P40">Wucht (Wu)</text:p>
          </table:table-cell>
          <table:table-cell table:style-name="Tabelle7.B2" office:value-type="string">
            <text:p text:style-name="P40">Kriegshammer, Keulen,...</text:p>
          </table:table-cell>
        </table:table-row>
        <table:table-row>
          <table:table-cell table:style-name="Tabelle7.A2" office:value-type="string">
            <text:p text:style-name="P40">Klinge (Kl)</text:p>
          </table:table-cell>
          <table:table-cell table:style-name="Tabelle7.B2" office:value-type="string">
            <text:p text:style-name="P40">Äxte, Schwerter,...</text:p>
          </table:table-cell>
        </table:table-row>
        <table:table-row>
          <table:table-cell table:style-name="Tabelle7.A2" office:value-type="string">
            <text:p text:style-name="P40">Fläche (Fl)</text:p>
          </table:table-cell>
          <table:table-cell table:style-name="Tabelle7.B2" office:value-type="string">
            <text:p text:style-name="P42"><text:span text:style-name="Emphasis"><text:span text:style-name="T31">Schrapnellgeschoss, Flammenatem,...</text:span></text:span></text:p>
          </table:table-cell>
        </table:table-row>
        <table:table-row>
          <table:table-cell table:style-name="Tabelle7.A2" office:value-type="string">
            <text:p text:style-name="P40">Energie (En)</text:p>
          </table:table-cell>
          <table:table-cell table:style-name="Tabelle7.B2" office:value-type="string">
            <text:p text:style-name="P40">Blitz, Lebensentzug, Flammenschwert,...</text:p>
          </table:table-cell>
        </table:table-row>
      </table:table>
      <text:p text:style-name="P47"><text:tab/><text:tab/><text:tab/><text:span text:style-name="T28">evtl. Auch mehrere Möglich (Hellebarde)<text:tab/></text:span></text:p>
      <text:list xml:id="list35535011" text:style-name="L20">
        <text:list-item>
          <text:list>
            <text:list-item>
              <text:p text:style-name="P132"><text:span text:style-name="T7">Waffenschaden (WS(t))</text:span><text:span text:style-name="T8"> (t </text:span><text:span text:style-name="T33">ist Wtyp)</text:span><text:span text:style-name="T7"> – </text:span><text:span text:style-name="T8">Der Grundschaden der Waffe, welcher vom Angriffstyp t abhängt. (z.B. Langschwert.WS(Kl) = 8)</text:span></text:p>
            </text:list-item>
            <text:list-item>
              <text:p text:style-name="P132"><text:span text:style-name="T7">Rüstungsdurchdringung (RD(t))</text:span><text:span text:style-name="T8"> (t </text:span><text:span text:style-name="T33">ist Wtyp)</text:span><text:span text:style-name="T7"> – </text:span><text:span text:style-name="T8">Die Rüstungsdurchdringung der Waffe, welcher vom Angriffstyp t abhängt. (z.B. Langschwert.WS(Kl) = 8)</text:span></text:p>
            </text:list-item>
            <text:list-item>
              <text:p text:style-name="P135"><text:span text:style-name="T9">Reichweite (WR) [nur Fernkampf]: </text:span><text:span text:style-name="T8">Die Reichweite, bis zu der die Waffe präzise schießen kann.</text:span></text:p>
            </text:list-item>
            <text:list-item>
              <text:p text:style-name="P135"><text:span text:style-name="T9">Munition: </text:span><text:span text:style-name="T8">der Munitionstyp der benötigt wird, um den Angriff zu nutzen. Diese hat kein eigenes Fach im Inventar. </text:span><text:span text:style-name="T14">(Munition sollte im GUI nicht angezeigt werden, wenn keine benötigt wird)</text:span></text:p>
            </text:list-item>
            <text:list-item>
              <text:p text:style-name="P135"><text:span text:style-name="T9">Aufladungen: </text:span><text:span text:style-name="T14">z.B. für Wurfbeile und ähnliches. (Sollten in der GUI nicht angezeigt werden, wenn sie 1 sind)</text:span></text:p>
            </text:list-item>
          </text:list>
        </text:list-item>
      </text:list>
      <text:p text:style-name="P51"><text:tab/></text:p>
      <text:p text:style-name="P49"><text:tab/><text:span text:style-name="T70">Waffenmodifikationen</text:span></text:p>
      <text:p text:style-name="P59"><text:tab/>Da Waffen über Attribute verfügen, über die Einheiten nicht verfügen, gibt es unabhängig <text:tab/>von den normalen Modifikationen noch <text:span text:style-name="T26">Waffenmodifikationen (Wmod(a,t) und </text:span><text:span text:style-name="T26"><text:tab/>WmodP(a,t))</text:span>. Sie funktionieren allerdings wie die normalen Modifikationen (Kapitel 4.1) <text:tab/>außer, dass sie auf die Aktionen Angriff und Verteidigung beschränkt sind.</text:p>
      <text:p text:style-name="P50"/>
      <text:p text:style-name="P49"><text:tab/><text:span text:style-name="T70">Handhabung</text:span></text:p>
      <text:p text:style-name="P59"><text:tab/>Einer kleinen Einheit fällt es leichter eine kleine Waffe wie etwa einen Dolch zu führen, wie <text:tab/></text:p>
      <text:p text:style-name="P59"><text:tab/>eine Große, wie etwa einen Zweihänder. Dies spiegelt sich in Boni auf die Einheitenattribute <text:tab/>abhängig von dem Einheitengröße-Waffengröße Verhältnis. Die Tabelle zeigt die <text:soft-page-break/><text:tab/>Auswirkungen, wenn die Waffe um x Stufen kleiner ist, als die Einheit.</text:p>
      <text:p text:style-name="P51"><text:tab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4">2 Stufen kleiner</text:p>
          </table:table-cell>
          <table:table-cell table:style-name="Tabelle2.B1" office:value-type="string">
            <text:p text:style-name="P44">- 3 Beh, - 3 WS</text:p>
          </table:table-cell>
        </table:table-row>
        <table:table-row>
          <table:table-cell table:style-name="Tabelle2.A2" office:value-type="string">
            <text:p text:style-name="P44">1 Stufe kleiner</text:p>
          </table:table-cell>
          <table:table-cell table:style-name="Tabelle2.B2" office:value-type="string">
            <text:p text:style-name="P44">- 2 Beh, - 2 WS</text:p>
          </table:table-cell>
        </table:table-row>
        <table:table-row>
          <table:table-cell table:style-name="Tabelle2.A2" office:value-type="string">
            <text:p text:style-name="P44">Gleiche Stufe</text:p>
          </table:table-cell>
          <table:table-cell table:style-name="Tabelle2.B2" office:value-type="string">
            <text:p text:style-name="P44">+ 1 WS</text:p>
          </table:table-cell>
        </table:table-row>
        <table:table-row>
          <table:table-cell table:style-name="Tabelle2.A2" office:value-type="string">
            <text:p text:style-name="P44">1 Stufe größer</text:p>
          </table:table-cell>
          <table:table-cell table:style-name="Tabelle2.B2" office:value-type="string">
            <text:p text:style-name="P44">+ 2 Beh, + 2 WS</text:p>
          </table:table-cell>
        </table:table-row>
        <table:table-row>
          <table:table-cell table:style-name="Tabelle2.A2" office:value-type="string">
            <text:p text:style-name="P44">2 Stufen größer</text:p>
          </table:table-cell>
          <table:table-cell table:style-name="Tabelle2.B2" office:value-type="string">
            <text:p text:style-name="P44">+ 4 Beh, + 5 WS</text:p>
          </table:table-cell>
        </table:table-row>
      </table:table>
      <text:p text:style-name="P51"/>
      <text:p text:style-name="P51"><text:tab/>Darüber hinaus ist es auch möglich, dass eine Einheit mehr als eine Waffe benutzt. Daher <text:tab/>gibt es je nachdem wie viele Slots benutzt werden unterschiedliche Effizienzgrade der <text:tab/>Waffen (abhängig von der Führungsart der Waffe).</text:p>
      <text:p text:style-name="P51"><text:tab/><text:span text:style-name="T26">Beispiel: </text:span>Ein einfacher (zweiarmiger) Humanoid</text:p>
      <text:list xml:id="list35534831" text:style-name="L21">
        <text:list-item>
          <text:list>
            <text:list-item>
              <text:p text:style-name="P127"><text:span text:style-name="T26">Einhändiges führen einer Einhändigen Waffe: </text:span>100% EKK</text:p>
            </text:list-item>
            <text:list-item>
              <text:p text:style-name="P125">Zweihändiges führen einer Einhändigen Waffe: <text:span text:style-name="T34">120% EKK, +1 EKG</text:span></text:p>
            </text:list-item>
            <text:list-item>
              <text:p text:style-name="P125">Zweihändiger führen einer Zweihändigen Waffe: <text:span text:style-name="T34">100%</text:span></text:p>
            </text:list-item>
            <text:list-item>
              <text:p text:style-name="P125">Führen von zwei Einhändigen Waffen: <text:span text:style-name="T34">70% EKK für die erste Waffe (primärer Slot), 50% EKK für die zweite Waffe (sekundärer Slot), + 1 EI, - 4 EKG </text:span><text:span text:style-name="T27">(Untrainierter Kampf mit 2 Waffen sollte sehr schwer sein)</text:span></text:p>
            </text:list-item>
          </text:list>
        </text:list-item>
      </text:list>
      <text:p text:style-name="P52"><text:span text:style-name="T34"><text:tab/></text:span><text:span text:style-name="T73">(Für den Fall, das wird Einheiten mit mehr als 2 Armen haben, entwerfe bitte jemand <text:tab/>Anderes diese Liste)</text:span></text:p>
      <text:p text:style-name="P51"/>
      <text:p text:style-name="P29">3.3.<text:tab/>Rüstungen</text:p>
      <text:p text:style-name="P27"><text:tab/><text:span text:style-name="T21">Jede Einheit hat immer </text:span><text:span text:style-name="T17">genau</text:span><text:span text:style-name="T21"> </text:span><text:span text:style-name="T17">eine </text:span><text:span text:style-name="T21">Rüstung!</text:span></text:p>
      <text:p text:style-name="P27"/>
      <text:p text:style-name="P27"><text:tab/><text:span text:style-name="T70">Rüstungs</text:span><text:span text:style-name="T5">attribute</text:span></text:p>
      <text:list xml:id="list35532365" text:style-name="L22">
        <text:list-item>
          <text:list>
            <text:list-item>
              <text:p text:style-name="P119"><text:span text:style-name="T64">Rüstungstalente (RT) – </text:span><text:span text:style-name="T65">Die Talente, welche die Rüstung einem Trupp oder Helden verleiht. Jede Rüstung hat eine Haupteigenschaft, die unter anderem die Boni gegen bestimmt Waffenangriffe beinhaltet.</text:span></text:p>
            </text:list-item>
            <text:list-item>
              <text:p text:style-name="P98">Rüstungsschutz (RS) – <text:span text:style-name="T34">Gibt an, wie gut die Rüstung schützt.</text:span></text:p>
            </text:list-item>
            <text:list-item>
              <text:p text:style-name="P86"><text:span text:style-name="T67">Rüstungsresistenz (RR(a)) </text:span><text:span text:style-name="T62">(a ist ein Angriffstyp) –</text:span><text:span text:style-name="T68"> Ein Prozentualer Wert, der angibt, wie gut die Rüstung gegen bestimmt Schadensarten schützt (z.B. 50% Resistenz gegen Klingen und 120% Anfälligkeit gegen Wuchtwaffen)</text:span></text:p>
              <text:p text:style-name="P99"/>
            </text:list-item>
          </text:list>
        </text:list-item>
      </text:list>
      <text:p text:style-name="P29">3.4.<text:tab/>Sonsti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8566094" text:continue-list="list38587551" text:style-name="L4">
        <text:list-header>
          <text:p text:style-name="P141">4. Aktionen</text:p>
          <text:p text:style-name="P87"/>
        </text:list-header>
      </text:list>
      <text:p text:style-name="P29">4.1.<text:tab/>Übersicht</text:p>
      <text:p text:style-name="P4"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35529437" text:style-name="L23">
        <text:list-item>
          <text:list>
            <text:list-item>
              <text:p text:style-name="P74"><text:span text:style-name="T26">Bewegung: </text:span>Eine Einheit auf ein anderes Feld bewegen.</text:p>
            </text:list-item>
            <text:list-item>
              <text:p text:style-name="P83">Angriff: <text:span text:style-name="T34">Eine andere Einheit mit der aktuell ausgerüsteten Waffe angreifen, wir unterscheiden:</text:span></text:p>
              <text:list>
                <text:list-item>
                  <text:p text:style-name="P83">Nahkampfangriff: <text:span text:style-name="T34">Mit einer Nahkampfwaffe angreifen.</text:span></text:p>
                </text:list-item>
                <text:list-item>
                  <text:p text:style-name="P83">Fernkampfangriff: <text:span text:style-name="T34">Mit einer Fernkampfwaffe angreifen.</text:span></text:p>
                </text:list-item>
              </text:list>
            </text:list-item>
          </text:list>
        </text:list-item>
      </text:list>
      <text:p text:style-name="P60"><text:span text:style-name="T34"><text:tab/></text:span><text:span text:style-name="T27">(Sie stellen keine eigenen Aktionen dar, da man aus dem Kontext immer erkennt, ob ein <text:tab/>Fernkampfangriff oder ein Nahkampfangriff statt findet)</text:span></text:p>
      <text:list xml:id="list38582603" text:continue-numbering="true" text:style-name="L23">
        <text:list-item>
          <text:list>
            <text:list-item>
              <text:p text:style-name="P83">Verteidigung: <text:span text:style-name="T27">(Keine ausführbare Aktion) </text:span><text:span text:style-name="T32">Diese Aktion wird automatisch ausgeführt, wenn eine Einheit angegriffen wurde und bestimmt den erlittenen Schaden.</text:span></text:p>
            </text:list-item>
            <text:list-item>
              <text:p text:style-name="P83">Fähigkeit: <text:span text:style-name="T34">Eine Einheitenfähigkeit benutzen.</text:span></text:p>
            </text:list-item>
            <text:list-item>
              <text:p text:style-name="P83">Ausrüstung: <text:span text:style-name="T34">Die Aktuelle Waffe wechseln oder eine Gegenstandsfähigkeit verwenden.</text:span></text:p>
            </text:list-item>
            <text:list-item>
              <text:p text:style-name="P83">Interaktion: <text:span text:style-name="T34">Mit der Umgebung (</text:span><text:span text:style-name="T27">in einem nicht durch die anderen Aktionen spezifizierten Weg</text:span><text:span text:style-name="T34">) zu interagieren. (z.B. einen Hebel betätigen)</text:span></text:p>
            </text:list-item>
            <text:list-item>
              <text:p text:style-name="P83">Warten: <text:span text:style-name="T34">Die Einheit agiert später nochmal auf Kosten von einigen AP. </text:span><text:span text:style-name="T27">(Klingt Erstmal unnötig, da man sich ja aussuchen kann, wann sich Einheiten bewegen, doch lässt sich durch warten ein Zug unterbrechen(etwa nach einer Bewegung))</text:span></text:p>
            </text:list-item>
            <text:list-item>
              <text:p text:style-name="P83">Zug Beenden: <text:span text:style-name="T34">Die Einheit kann nichts mehr machen. </text:span></text:p>
            </text:list-item>
          </text:list>
        </text:list-item>
      </text:list>
      <text:p text:style-name="P14"/>
      <text:p text:style-name="P4"><text:tab/><text:span text:style-name="T6">Modifikationen</text:span></text:p>
      <text:p text:style-name="P4"><text:span text:style-name="T2"><text:tab/></text:span>Modifikationen beeinflussen den Ablauf von Aktionen (Angriffen, Bewegung, <text:tab/>etc.).<text:span text:style-name="T26">e.E</text:span><text:span text:style-name="T30">mod(a,t)</text:span><text:span text:style-name="T31"> gibt an, wie bei der Aktion a das Attribut t absolut durch die <text:tab/>Eigenschaft/den Effekt e verändert wird und </text:span><text:span text:style-name="T30">e.EmodP(a,t)</text:span><text:span text:style-name="T31"> gibt an, wie bei der Aktion a das <text:tab/>Attribut t prozentual verändert wird. </text:span><text:span text:style-name="T28">Die Modifikationen sind insbesondere nützlich, um <text:tab/>Boni zu beschreiben, die nur unter bestimmten Bedingungen auftreten (etwa ein 25% <text:tab/>Schadensbonus gegen Bestien).</text:span><text:span text:style-name="T31"> Für eine Einheit t ist:</text:span></text:p>
      <text:p text:style-name="P14"><draw:frame draw:style-name="fr1" draw:name="Objekt2" text:anchor-type="paragraph" svg:y="0.466cm" svg:width="12.051cm" svg:height="3.203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4"><text:tab/><text:span text:style-name="T16">Nicht verwirren lassen – Ich hab mir hier schon einige Freiheiten mit der Notation <text:tab/>genommen, wenn man dies als wirkliche Funktionen implementiert wird man wohl <text:tab/>noch so einiges an Argumenten mit übergeben müssen.</text:span></text:p>
      <text:p text:style-name="P14"/>
      <text:p text:style-name="P14"><text:tab/><text:span text:style-name="T71">Attribute</text:span></text:p>
      <text:p text:style-name="P4"><text:span text:style-name="T26"><text:tab/></text:span>Im Allgemeinen sind für uns nur die Attribute unter Modifikationen interessant, diese sind <text:tab/>wie folgt definiert:</text:p>
      <text:p text:style-name="P13"><text:span text:style-name="T17"><text:tab/></text:span><text:soft-page-break/><text:span text:style-name="T17"><draw:frame draw:style-name="fr2" draw:name="Objekt4" text:anchor-type="as-char" svg:width="16.332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tab/></text:span></text:p>
      <text:p text:style-name="P17"><text:tab/></text:p>
      <text:p text:style-name="P17"><text:tab/><text:span text:style-name="T21">Für Die Waffe w eines Trupps t gilt: </text:span></text:p>
      <text:p text:style-name="P4"/>
      <text:p text:style-name="P5"><draw:frame draw:style-name="fr2" draw:name="Objekt13" text:anchor-type="as-char" svg:width="16.579cm" svg:height="1.508cm" draw:z-index="7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29">4.2.<text:tab/>Bewegung</text:p>
      <text:p text:style-name="P27"/>
      <text:p text:style-name="P16"><text:tab/><text:span text:style-name="T70">Berechnung der Bewegungskosten</text:span> </text:p>
      <text:p text:style-name="P3"><text:tab/>Ein Trupp kann sich beliebig oft in einem Zug bewegen, solange sie genug AP hat. Die <text:tab/><text:span text:style-name="T26">tatsächlichen Bewegungskosten (BK) </text:span>einer <text:span text:style-name="T26">Bodeneinheit</text:span> t von einem Feld f zu einem <text:tab/>Feld f' über die Kante k berechnen sich wie folgt:</text:p>
      <text:p text:style-name="P3"><draw:frame draw:style-name="fr3" draw:name="Objekt1" text:anchor-type="paragraph" svg:y="0.466cm" svg:width="11.04cm" svg:height="1.1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<text:tab/></text:p>
      <text:p text:style-name="P3"><text:span text:style-name="T40"><text:tab/>TODO: </text:span><text:span text:style-name="T41">Drehungen, Bewegung von Lufteinheiten, Gelände, Trennung Nah/Fernkampf <text:tab/>besser </text:span></text:p>
      <text:p text:style-name="P3"/>
      <text:p text:style-name="P3"><text:tab/> <text:span text:style-name="T6">Ablauf einer Bodenbewegung</text:span><text:span text:style-name="T29"> </text:span><text:span text:style-name="T28">(Es stehen genügend AP für eine Bewegung zur <text:tab/>Verfügung)</text:span></text:p>
      <text:list xml:id="list35512592" text:style-name="L24">
        <text:list-item>
          <text:list>
            <text:list-item>
              <text:list>
                <text:list-item>
                  <text:p text:style-name="P78">Ereignis „Bewegung Vorher“</text:p>
                </text:list-item>
                <text:list-item>
                  <text:p text:style-name="P78">Sind weiterhin alle Bedingungen für die Bewegung erfüllt?</text:p>
                  <text:list>
                    <text:list-item>
                      <text:p text:style-name="P78">Ja: weiter mit der Bewegung </text:p>
                    </text:list-item>
                    <text:list-item>
                      <text:p text:style-name="P78">Nein: Bewegung abbrechen</text:p>
                    </text:list-item>
                  </text:list>
                </text:list-item>
                <text:list-item>
                  <text:p text:style-name="P117">AP := AP – BK</text:p>
                </text:list-item>
                <text:list-item>
                  <text:p text:style-name="P117">Ereignis „Bewegung Nachher“</text:p>
                </text:list-item>
              </text:list>
            </text:list-item>
          </text:list>
        </text:list-item>
      </text:list>
      <text:p text:style-name="P27"/>
      <text:p text:style-name="P29">4.3.<text:tab/>Angriff</text:p>
      <text:p text:style-name="P15"/>
      <text:p text:style-name="P15"><text:tab/><text:span text:style-name="T71">Angriffsreihenfolge im Nahkampf </text:span></text:p>
      <text:p text:style-name="P3"><text:tab/>Einheiten, die einem Trupp angeschlossen wurden, greifen während eines Angriffs <text:tab/>unabhängig vom Trupp mit ihrem eigenen Initativewert an. Bei Angriffen von Einheiten mit <text:tab/>Einzelschaden auf Einheiten mit angeschlossenen Helden kann man sich aussuchen, ob der <text:tab/>Held oder die Einheit angegriffen werden sollen.</text:p>
      <text:p text:style-name="P3"/>
      <text:list xml:id="list35531715" text:style-name="L25">
        <text:list-item>
          <text:list>
            <text:list-item>
              <text:list>
                <text:list-item>
                  <text:p text:style-name="P79">Beginn einer neuen Kampfrunde</text:p>
                </text:list-item>
                <text:list-item>
                  <text:p text:style-name="P79">Die Initiativewerte der Einheiten werden mit Modifikationen aus der aktuellen Spielsituation berechnet.</text:p>
                </text:list-item>
                <text:list-item>
                  <text:p text:style-name="P79">Hat eine Einheit einen höheren Initativewert größer als 0?</text:p>
                </text:list-item>
              </text:list>
            </text:list-item>
          </text:list>
        </text:list-item>
      </text:list>
      <text:list xml:id="list35517799" text:style-name="L26">
        <text:list-item>
          <text:list>
            <text:list-item>
              <text:p text:style-name="P103"><text:span text:style-name="T18">JA: </text:span><text:span text:style-name="T19">Hat eine Einheit einen höheren Initativewert, als die anderen?</text:span></text:p>
              <text:list>
                <text:list-item>
                  <text:p text:style-name="P118"><text:span text:style-name="T20">JA: </text:span><text:span text:style-name="T19">Hat diese Einheit noch Angriffe für diese Runde?</text:span></text:p>
                  <text:list>
                    <text:list-item>
                      <text:p text:style-name="P88">JA: </text:p>
                      <text:list>
                        <text:list-item>
                          <text:p text:style-name="P80">Diese Einheit greift an. Fügt Schaden zu. </text:p>
                        </text:list-item>
                        <text:list-item>
                          <text:p text:style-name="P80">Reduziere den EI der Einheit für den Rest dieser Kampfrunde um 10.</text:p>
                        </text:list-item>
                        <text:list-item>
                          <text:p text:style-name="P80">Reduziere die Angriffe für den Rest dieses Angriffs um 1.</text:p>
                        </text:list-item>
                        <text:list-item>
                          <text:p text:style-name="P80">Berechne die neuen modifizierten Initiativewerte.</text:p>
                        </text:list-item>
                        <text:list-item>
                          <text:p text:style-name="P80">Springe zu 3.</text:p>
                        </text:list-item>
                      </text:list>
                    </text:list-item>
                    <text:list-item>
                      <text:p text:style-name="P88"><text:soft-page-break/>Nein:</text:p>
                      <text:list>
                        <text:list-item>
                          <text:p text:style-name="P80">Reduziere den EI der Einheit für den Rest dieser Kampfrunde um 10.</text:p>
                        </text:list-item>
                        <text:list-item>
                          <text:p text:style-name="P80">Berechne die neuen modifizierten Initiativewerte.</text:p>
                        </text:list-item>
                        <text:list-item>
                          <text:p text:style-name="P80">Springe zu 3.</text:p>
                        </text:list-item>
                      </text:list>
                    </text:list-item>
                  </text:list>
                </text:list-item>
                <text:list-item>
                  <text:p text:style-name="P88">Nein: <text:span text:style-name="T34">Sind die Einheiten mit dem höchsten Initativewerten alle in der gleichen Partei?</text:span></text:p>
                  <text:list>
                    <text:list-item>
                      <text:p text:style-name="P88">JA:</text:p>
                      <text:list>
                        <text:list-item>
                          <text:p text:style-name="P80">Diese Einheiten greifen an. Fügen Schaden zu. </text:p>
                        </text:list-item>
                        <text:list-item>
                          <text:p text:style-name="P80">Reduziere den EI der Einheiten für den Rest dieser Kampfrunde um 10.</text:p>
                        </text:list-item>
                        <text:list-item>
                          <text:p text:style-name="P80">Reduziere die Angriffe für den Rest dieses Angriffs um 1.</text:p>
                        </text:list-item>
                        <text:list-item>
                          <text:p text:style-name="P80">Berechne die neuen modifizierten Initiativewerte.</text:p>
                        </text:list-item>
                        <text:list-item>
                          <text:p text:style-name="P80">Springe zu 3.</text:p>
                        </text:list-item>
                      </text:list>
                    </text:list-item>
                    <text:list-item>
                      <text:p text:style-name="P88">NEIN: </text:p>
                      <text:list>
                        <text:list-item>
                          <text:p text:style-name="P80">Beide Parteien greifen simultan an.</text:p>
                        </text:list-item>
                        <text:list-item>
                          <text:p text:style-name="P80">(Berechne den Schaden, den die Parteien bei aktueller Truppenstärke verursachen und füge ihn zu)</text:p>
                        </text:list-item>
                        <text:list-item>
                          <text:p text:style-name="P80">Reduziere den EI beider Einheiten für den Rest dieser Kampfrunde um 10.</text:p>
                        </text:list-item>
                        <text:list-item>
                          <text:p text:style-name="P80">Reduziere die EA beider Einheiten für den Rest des Angriffs um 1.</text:p>
                        </text:list-item>
                        <text:list-item>
                          <text:p text:style-name="P80">Berechne die neuen modifizierten Initiativewerte.</text:p>
                        </text:list-item>
                        <text:list-item>
                          <text:p text:style-name="P80">Springe zu 3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<text:span text:style-name="T20">Nein:</text:span><text:span text:style-name="T18"> Hat eine Einheit noch Angriffe für diesen Angriff?</text:span></text:p>
              <text:list>
                <text:list-item>
                  <text:p text:style-name="P88">JA:</text:p>
                  <text:list>
                    <text:list-item>
                      <text:p text:style-name="P80">Setze die EI auf die Ursprungswerte.</text:p>
                    </text:list-item>
                    <text:list-item>
                      <text:p text:style-name="P80">Springe zu 1.</text:p>
                    </text:list-item>
                  </text:list>
                </text:list-item>
                <text:list-item>
                  <text:p text:style-name="P88">Nein: </text:p>
                  <text:list>
                    <text:list-item>
                      <text:p text:style-name="P88">Ende<text:span text:style-name="T34"> des Angriff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/text:p>
      <text:p text:style-name="P16"><text:tab/><text:span text:style-name="T70">Berechnung der Initiative (Im Nahkampf)</text:span></text:p>
      <text:p text:style-name="P16"><text:tab/><text:span text:style-name="T21">Die </text:span><text:span text:style-name="T17">Angriffsinitiative (AI)</text:span><text:span text:style-name="T21"> wird für Angreifer und Verteidiger nach dem gleichen Muster <text:tab/>ermittelt. Die AI eines Trupps im Umgang mit der Waffe w ergibt sich aus:</text:span></text:p>
      <text:p text:style-name="P18"><text:span text:style-name="T21"><text:tab/></text:span><text:span text:style-name="T21"><draw:frame draw:style-name="fr4" draw:name="Objekt3" text:anchor-type="as-char" svg:width="12.6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16"><text:span text:style-name="T21"><text:tab/></text:span><text:span text:style-name="T17">KGVI </text:span><text:span text:style-name="T21">bezeichnet dabei den </text:span><text:span text:style-name="T17">Kampfgeschicksvorteil Initiative</text:span><text:span text:style-name="T21">, welcher wie folgt definiert <text:tab/>ist:</text:span></text:p>
      <text:p text:style-name="P5"><draw:frame draw:style-name="fr2" draw:name="Objekt11" text:anchor-type="as-char" svg:width="17.064cm" svg:height="2.852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16"><text:span text:style-name="T21"><text:tab/>Für die </text:span><text:span text:style-name="T17">Angriffsinitiative</text:span><text:span text:style-name="T21"> mit mehreren Waffen gilt:</text:span></text:p>
      <text:p text:style-name="P3"/>
      <text:p text:style-name="P5"><draw:frame draw:style-name="fr4" draw:name="Objekt7" text:anchor-type="as-char" svg:width="3.953cm" svg:height="1.531cm" draw:z-index="9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3"/>
      <text:p text:style-name="P16"><text:soft-page-break/><text:tab/><text:span text:style-name="T70">Berechnung des Angriffsschadens im Nahkampf </text:span></text:p>
      <text:p text:style-name="P16"><text:tab/><text:span text:style-name="T21">Zu nächst werden die KG-Werte des Angreifers mit dem Verteidiger Verglichen. Dadurch <text:tab/>bekommt der Angreifer einen </text:span><text:span text:style-name="T17">KGV(S)</text:span><text:span text:style-name="T21"> auf den </text:span><text:span text:style-name="T17">Angriffsschaden (AS(e,w))</text:span><text:span text:style-name="T21"> (Wobei e der <text:tab/>Angriffstyp (Wtyp) der Waffe w des Angreifers t und t' der Verteidiger ist). </text:span></text:p>
      <text:p text:style-name="P3"/>
      <text:p text:style-name="P5"><draw:frame draw:style-name="fr2" draw:name="Objekt5" text:anchor-type="as-char" svg:width="10.59cm" svg:height="0.5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17"><text:span text:style-name="T21"><text:tab/>Der </text:span><text:span text:style-name="T17">KGVN</text:span><text:span text:style-name="T21"> berechnet sich wie folgt (Wieder sind t der Angreifer und t' der Verteidiger):</text:span></text:p>
      <text:p text:style-name="P17"><text:span text:style-name="T21"><text:tab/></text:span><text:span text:style-name="T21"><draw:frame draw:style-name="fr2" draw:name="Objekt6" text:anchor-type="as-char" svg:width="17.064cm" svg:height="2.12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3"><text:tab/>Der <text:span text:style-name="T26">AS(e)</text:span> ist der Schaden einer Schadensart.</text:p>
      <text:p text:style-name="P3"/>
      <text:p text:style-name="P5"><draw:frame draw:style-name="fr4" draw:name="Objekt12" text:anchor-type="as-char" svg:width="7.061cm" svg:height="0.531cm" draw:z-index="10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3"/>
      <text:p text:style-name="P3"><text:tab/>Sollte eine Einheit mehr als eine Primäre Waffe haben, so wird der höchste AS(e) der <text:tab/>verschiedenen Waffen gewählt.</text:p>
      <text:p text:style-name="P3"/>
      <text:p text:style-name="P16"><text:tab/><text:span text:style-name="T70">Berechnung des Angriffsschadens im Fernkampf</text:span></text:p>
      <text:p text:style-name="P18"><text:tab/><draw:frame draw:style-name="fr2" draw:name="Objekt9" text:anchor-type="as-char" svg:width="7.205cm" svg:height="0.591cm" draw:z-index="11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6"/>
      <text:p text:style-name="P18"><draw:frame draw:style-name="fr2" draw:name="Objekt10" text:anchor-type="as-char" svg:width="12.691cm" svg:height="0.591cm" draw:z-index="12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18"/>
      <text:p text:style-name="P18"><draw:frame draw:style-name="fr4" draw:name="Objekt14" text:anchor-type="as-char" svg:width="7.061cm" svg:height="0.531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16"/>
      <text:p text:style-name="P16"><text:tab/><text:span text:style-name="T70">Berechnung des erlittenen Schadens</text:span></text:p>
      <text:p text:style-name="P16"><text:tab/><text:span text:style-name="T21">Zunächst wurde der AS berechnet wie oben beschrieben (Für jeden Angriffstyp e). ES(w,e) <text:tab/>beschreibt den erlittenen Schaden der Waffe w (wähle den entsprechenden Angriff aus) mit <text:s/><text:tab/>Schadensart e.</text:span></text:p>
      <text:p text:style-name="P3"/>
      <text:p text:style-name="P5"><draw:frame draw:style-name="fr2" draw:name="Objekt8" text:anchor-type="as-char" svg:width="13.931cm" svg:height="1.138cm" draw:z-index="6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16"><text:tab/></text:p>
      <text:p text:style-name="P38"><draw:frame draw:style-name="fr4" draw:name="Objekt15" text:anchor-type="as-char" svg:width="7.049cm" svg:height="0.53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39"/>
      <text:p text:style-name="P38"><draw:frame draw:style-name="fr4" draw:name="Objekt16" text:anchor-type="as-char" svg:width="7.184cm" svg:height="0.483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1"/>
      <text:p text:style-name="P30"><text:span text:style-name="T19"><text:tab/></text:span><text:span text:style-name="T6">Detaillierter</text:span><text:span text:style-name="T22"> </text:span><text:span text:style-name="T6">Ablauf eines Nahkampfangriffs</text:span><text:span text:style-name="T20"> </text:span><text:span text:style-name="T14">(Es stehen genug AP für einen <text:tab/>Angriff zur Verfügung)</text:span><text:span text:style-name="T20">:</text:span></text:p>
      <text:list xml:id="list35533489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Angreifer: Ereignis „Angriff Vorher“</text:p>
                        </text:list-item>
                        <text:list-item>
                          <text:p text:style-name="P108">Verteidiger: Ereignis „Verteidigung Vorher“</text:p>
                        </text:list-item>
                        <text:list-item>
                          <text:p text:style-name="P108">Sind weiterhin alle Bedingungen für den Angriff erfüllt? <text:tab/></text:p>
                          <text:list>
                            <text:list-item>
                              <text:p text:style-name="P108">Ja: weiter mit dem Angriff.</text:p>
                            </text:list-item>
                            <text:list-item>
                              <text:p text:style-name="P108">Nein: Angriff abbrechen.</text:p>
                            </text:list-item>
                          </text:list>
                        </text:list-item>
                        <text:list-item>
                          <text:p text:style-name="P108">Angreifer AP := 0</text:p>
                        </text:list-item>
                        <text:list-item>
                          <text:p text:style-name="P108"><text:soft-page-break/>Sind die Kampfinitiativen Unterschiedlich?</text:p>
                          <text:list>
                            <text:list-item>
                              <text:p text:style-name="P108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108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18"><text:tab/></text:span><text:span text:style-name="T35"><text:tab/>(geschickt wäre es, wenn die Funktion die Schaden verursacht selbst diese Ereignisse <text:tab/><text:tab/>aufruft, damit Fähigkeiten richtig gehandhabt werden)</text:span></text:p>
      <text:list xml:id="list35530226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0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28150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Angreifer: Ereignis „Leben X“ falls zutreffend</text:p>
                        </text:list-item>
                        <text:list-item>
                          <text:p text:style-name="P109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8573062" text:continue-list="list35533489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Angreifer: Ereignis „Angriff Nachher“</text:p>
                        </text:list-item>
                        <text:list-item>
                          <text:p text:style-name="P108">Verteidiger: Ereignis „Verteidigung Nachher“</text:p>
                        </text:list-item>
                        <text:list-item>
                          <text:p text:style-name="P108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22659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0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4"><text:span text:style-name="T18"><text:tab/></text:span><text:span text:style-name="T20">Ablauf eines Fernkampfangriffs </text:span><text:span text:style-name="T18">(Es stehen genug AP für Angriff zur Verfügung):</text:span></text:p>
      <text:list xml:id="list35536008" text:style-name="L31">
        <text:list-item>
          <text:list>
            <text:list-item>
              <text:list>
                <text:list-item>
                  <text:p text:style-name="P111">Angreifer: Ereignis „Angriff Fernkampf Vorher“</text:p>
                </text:list-item>
                <text:list-item>
                  <text:p text:style-name="P111">Verteidiger: Ereignis „Verteidigung Fernkampf Vorher“</text:p>
                </text:list-item>
              </text:list>
            </text:list-item>
          </text:list>
        </text:list-item>
      </text:list>
      <text:list xml:id="list35505518" text:style-name="L3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2">Sind weiterhin alle Bedingungen für den Angriff erfüllt? <text:tab/></text:p>
                          <text:list>
                            <text:list-item>
                              <text:p text:style-name="P112">Ja: weiter mit dem Angriff.</text:p>
                            </text:list-item>
                            <text:list-item>
                              <text:p text:style-name="P112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18632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3">Angreifer AP := 0</text:p>
                        </text:list-item>
                        <text:list-item>
                          <text:p text:style-name="P113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19336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07026"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5">Angreifer: Ereignis „Leben X“ falls zutreffend</text:p>
                        </text:list-item>
                        <text:list-item>
                          <text:p text:style-name="P115">Verteidiger: Ereignis „Leben X“ falls zutreffend</text:p>
                        </text:list-item>
                        <text:list-item>
                          <text:p text:style-name="P115">Angreifer: Ereignis „Angriff Nachher“</text:p>
                        </text:list-item>
                        <text:list-item>
                          <text:p text:style-name="P115">Verteidiger: Ereignis „Verteidigung Nachher“</text:p>
                        </text:list-item>
                        <text:list-item>
                          <text:p text:style-name="P115">Angreifer: Ereignis „Moral X“ falls zutreffend</text:p>
                        </text:list-item>
                        <text:list-item>
                          <text:p text:style-name="P115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44"><text:tab/></text:span><text:span text:style-name="T20"><text:tab/></text:span></text:p>
      <text:p text:style-name="P26">5. Armeestruktur</text:p>
      <text:p text:style-name="P23"/>
      <text:p text:style-name="P23">5.1.<text:tab/>Übersicht</text:p>
      <text:p text:style-name="P14"><text:tab/><text:span text:style-name="T17">Eine Armee wird nach einem </text:span><text:span text:style-name="T23">Armeeplan </text:span><text:span text:style-name="T17">zusammengestellt. Dieser besteht aus einer <text:tab/></text:span><text:span text:style-name="T23">Rüstkammer</text:span><text:span text:style-name="T17">, die die Grundwaffen dieser Armee enthält (Artefakte und ähnliches können <text:tab/>auch außerhalb der Rüstkammer festgelegt werden). Außerdem erhält der Plan die <text:tab/>Armeeliste, welche die Einheiten nach Profession sortiert aufführt (siehe nächstes Kapitel). <text:tab/>Abschließend gibt es noch einen Teil mit </text:span><text:span text:style-name="T23">besonderen</text:span><text:span text:style-name="T17"> </text:span><text:span text:style-name="T23">Charakteren</text:span><text:span text:style-name="T17"> und </text:span><text:span text:style-name="T23">Einheiten</text:span><text:span text:style-name="T17">.</text:span></text:p>
      <text:p text:style-name="P4"/>
      <text:p text:style-name="P24">5.2.<text:tab/>Armeestruktur</text:p>
      <text:p text:style-name="P24"><text:span text:style-name="T25"><text:tab/></text:span><text:span text:style-name="T19">Es gibt 4 verschiedene Professionen für Einheiten:</text:span></text:p>
      <text:list xml:id="list35523268" text:style-name="L36">
        <text:list-item>
          <text:list>
            <text:list-item>
              <text:p text:style-name="P66"><text:span text:style-name="T18">Anführer: </text:span><text:span text:style-name="T19">Jede Armee darf höchstens einen Anführer haben. Dieses sind in der Regel starke Helden mit besonderen Boni für Armeen und der Möglichkeit große Kampfverbände anzuführen (können 16 Stufen aufsteigen).</text:span></text:p>
            </text:list-item>
            <text:list-item>
              <text:p text:style-name="P66"><text:span text:style-name="T18">Kommandant: </text:span><text:span text:style-name="T19">Jede Armee kann beliebig viele Kommandanten haben. Auch dies in der Regel starke Helden und können Verbände anführen.</text:span></text:p>
            </text:list-item>
            <text:list-item>
              <text:p text:style-name="P66"><text:span text:style-name="T18">Grundeinheiten: </text:span><text:span text:style-name="T19">Jede Armee kann beliebig viele Grundeinheiten aufstellen (solange sie </text:span><text:soft-page-break/><text:span text:style-name="T19">genug Gold, etc. hat). Dies sind die einfachen Soldaten, wie etwa Knechte oder Berufssoldaten beim „Rittertum“.</text:span></text:p>
            </text:list-item>
            <text:list-item>
              <text:p text:style-name="P66"><text:span text:style-name="T18">Spezialeinheiten: </text:span><text:span text:style-name="T19">Diese Einheiten stehen nicht frei zur Verfügung, sondern müssen Freigeschaltet werden (etwa durch die Fähigkeiten von Kommandanten oder Vergleichbares)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21T18:44:30.08</dc:date>
    <dc:creator>Helge Dombrowski</dc:creator>
    <meta:editing-duration>P3DT26M36S</meta:editing-duration>
    <meta:editing-cycles>460</meta:editing-cycles>
    <meta:generator>OpenOffice.org/3.3$Win32 OpenOffice.org_project/330m20$Build-9567</meta:generator>
    <meta:document-statistic meta:table-count="5" meta:image-count="0" meta:object-count="16" meta:page-count="18" meta:paragraph-count="508" meta:word-count="4356" meta:character-count="29049"/>
  </office:meta>
</office:document-meta>
</file>

<file path=Object 1/content.xml><?xml version="1.0" encoding="utf-8"?>
<math xmlns="http://www.w3.org/1998/Math/MathML">
  <semantics>
    <mrow>
      <mi mathvariant="italic">BK</mi>
      <mrow>
        <mi mathvariant="normal">:</mi>
        <mo stretchy="false">=</mo>
        <msub>
          <mi mathvariant="italic">t.EBK</mi>
          <mi>a</mi>
        </msub>
      </mrow>
      <mrow>
        <mrow>
          <mrow>
            <mo stretchy="false">(</mo>
            <mi mathvariant="italic">Bewegung</mi>
            <mo stretchy="false">)</mo>
          </mrow>
          <mo stretchy="false">+</mo>
          <mfenced open="⌊" close="⌋">
            <mfrac>
              <mrow>
                <msub>
                  <mi mathvariant="italic">t.Beh</mi>
                  <mi>a</mi>
                </msub>
                <mrow>
                  <mo stretchy="false">(</mo>
                  <mi mathvariant="italic">Bewegung</mi>
                  <mo stretchy="false">)</mo>
                </mrow>
              </mrow>
              <mn>3</mn>
            </mfrac>
          </mfenced>
        </mrow>
        <mo stretchy="false">+</mo>
        <mtext>GELÄNDE</mtext>
      </mrow>
    </mrow>
    <annotation encoding="StarMath 5.0">alignl BK := t.EBK_a(Bewegung) + left lfloor {t.Beh_a(Bewegung)} over {alignc 3} right rfloor + "GELÄNDE"
</annotation>
  </semantics>
</math>
</file>

<file path=Object 10/content.xml><?xml version="1.0" encoding="utf-8"?>
<math xmlns="http://www.w3.org/1998/Math/MathML">
  <semantics>
    <mrow>
      <mrow>
        <mi mathvariant="italic">KGVF</mi>
        <mo stretchy="false">=</mo>
        <mi>min</mi>
      </mrow>
      <mrow>
        <mo stretchy="false">(</mo>
        <mrow>
          <mrow>
            <mn>1.0,0.1</mn>
            <mo stretchy="false">+</mo>
            <msub>
              <mi mathvariant="italic">t.EKG</mi>
              <mi>a</mi>
            </msub>
          </mrow>
          <mrow>
            <mrow>
              <mrow>
                <mo stretchy="false">(</mo>
                <mi mathvariant="italic">Angriff</mi>
                <mo stretchy="false">)</mo>
              </mrow>
              <mo stretchy="false">∗</mo>
              <mrow>
                <mo stretchy="false">(</mo>
                <mrow>
                  <mn>0.7</mn>
                  <mo stretchy="false">/</mo>
                  <mn>25</mn>
                </mrow>
                <mo stretchy="false">)</mo>
              </mrow>
            </mrow>
            <mo stretchy="false">+</mo>
            <mrow>
              <mo stretchy="false">(</mo>
              <mrow>
                <msubsup>
                  <mi mathvariant="italic">w.PRÄ</mi>
                  <mi>a</mi>
                  <mi>F</mi>
                </msubsup>
                <mrow>
                  <mo stretchy="false">(</mo>
                  <mi mathvariant="italic">Angriff</mi>
                  <mo stretchy="false">)</mo>
                </mrow>
              </mrow>
              <mo stretchy="false">)</mo>
            </mrow>
          </mrow>
        </mrow>
        <mo stretchy="false">)</mo>
      </mrow>
    </mrow>
    <annotation encoding="StarMath 5.0">alignl KGVF = func min(1.0,0.1 + t.EKG_a(Angriff) * (0.7 / 25) + (w.PRÄ^F_a(Angriff)))</annotation>
  </semantics>
</math>
</file>

<file path=Object 11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I</mi>
                  <mo stretchy="false">=</mo>
                  <mn>0</mn>
                </mrow>
              </mtd>
              <mtd>
                <mrow>
                  <mi mathvariant="italic">für</mi>
                  <mrow>
                    <mi mathvariant="italic">dKGV</mi>
                    <mo stretchy="false">=</mo>
                    <mn>1</mn>
                  </mrow>
                </mrow>
              </mtd>
            </mtr>
            <mtr>
              <mtd>
                <mrow>
                  <mi mathvariant="italic">KGVI</mi>
                  <mrow>
                    <mrow>
                      <mo stretchy="false">(</mo>
                      <mi mathvariant="italic">EIK</mi>
                      <mo stretchy="false">)</mo>
                    </mrow>
                    <mo stretchy="false">=</mo>
                    <mi mathvariant="italic">max</mi>
                  </mrow>
                  <mfenced open="(" close=")">
                    <mrow>
                      <mfenced open="⌊" close="⌋">
                        <mfrac>
                          <mi mathvariant="italic">dEKG</mi>
                          <mn>2</mn>
                        </mfrac>
                      </mfenced>
                      <mn>,0</mn>
                    </mrow>
                  </mfenced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sup>
                        <mi mathvariant="italic">Typ</mi>
                        <mi>N</mi>
                      </msup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alignl matrix 
{alignl KGVI = 0 # für dKGV = 1 ## KGVI (EIK) =  max left (left lfloor dEKG over {alignc 2} right rfloor,0 right)# sonst} newline newline

alignl dEKG = t.EKG(w.Typ^N)_a(Angriff) - func max(t'.EKG(w'.Typ^N)_a(Verteidigung)) " with " w' in t'.InvA_w</annotation>
  </semantics>
</math>
</file>

<file path=Object 12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AS(e) := func max(AS(w,e)) mit w in t.InvA_w</annotation>
  </semantics>
</math>
</file>

<file path=Object 13/content.xml><?xml version="1.0" encoding="utf-8"?>
<math xmlns="http://www.w3.org/1998/Math/MathML">
  <semantics>
    <mtable>
      <mtr>
        <mtd>
          <mrow>
            <msub>
              <mi mathvariant="italic">w.Attribut</mi>
              <mi>a</mi>
            </msub>
            <mrow>
              <mo stretchy="false">(</mo>
              <mi mathvariant="italic">Aktion</mi>
              <mo stretchy="false">)</mo>
            </mrow>
            <mrow>
              <mi mathvariant="normal">:</mi>
              <mo stretchy="false">=</mo>
              <mrow>
                <mo stretchy="false">⌊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i mathvariant="italic">w.Attribut</mi>
                            <mo stretchy="false">+</mo>
                            <mi>t.Wmod</mi>
                          </mrow>
                          <mrow>
                            <mo stretchy="false">(</mo>
                            <mrow>
                              <mi mathvariant="italic">Aktion</mi>
                              <mi>,</mi>
                              <mi mathvariant="italic">Attribut</mi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∗</mo>
                      <mi>t.WmdoP</mi>
                    </mrow>
                    <mrow>
                      <mo stretchy="false">(</mo>
                      <mrow>
                        <mi mathvariant="italic">Aktion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⌋</mo>
              </mrow>
            </mrow>
          </mrow>
        </mtd>
      </mtr>
      <mtr>
        <mtd/>
      </mtr>
      <mtr>
        <mtd>
          <mtext>Analog für Rüstungen</mtext>
        </mtd>
      </mtr>
    </mtable>
    <annotation encoding="StarMath 5.0">w.Attribut_a(Aktion) := lfloor ((w.Attribut + func t.Wmod(Aktion,Attribut)) * func t.WmdoP(Aktion,Attribut)) rfloor newline newline

alignl "Analog für Rüstungen"
</annotation>
  </semantics>
</math>
</file>

<file path=Object 14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AS(e) := func max(AS(w,e)) mit w in t.InvA_w</annotation>
  </semantics>
</math>
</file>

<file path=Object 15/content.xml><?xml version="1.0" encoding="utf-8"?>
<math xmlns="http://www.w3.org/1998/Math/MathML">
  <semantics>
    <mrow>
      <mi mathvariant="italic">E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ES(e) := func max(AS(w,e)) mit w in t.InvA_w</annotation>
  </semantics>
</math>
</file>

<file path=Object 16/content.xml><?xml version="1.0" encoding="utf-8"?>
<math xmlns="http://www.w3.org/1998/Math/MathML">
  <semantics>
    <mrow>
      <mi mathvariant="italic">ES</mi>
      <mrow>
        <mi mathvariant="normal">:</mi>
        <mo stretchy="false">=</mo>
        <mi>max</mi>
      </mrow>
      <mrow>
        <mo stretchy="false">(</mo>
        <mrow>
          <mi mathvariant="italic">ES</mi>
          <mrow>
            <mo stretchy="false">(</mo>
            <mi>e</mi>
            <mo stretchy="false">)</mo>
          </mrow>
        </mrow>
        <mo stretchy="false">)</mo>
      </mrow>
      <mi mathvariant="italic">mit</mi>
      <mrow>
        <mi>e</mi>
        <mo stretchy="false">∈</mo>
        <mi mathvariant="italic">Schadenstypen</mi>
      </mrow>
    </mrow>
    <annotation encoding="StarMath 5.0">alignl  ES := func max(ES(e)) mit e in Schadenstypen</annotation>
  </semantics>
</math>
</file>

<file path=Object 2/content.xml><?xml version="1.0" encoding="utf-8"?>
<math xmlns="http://www.w3.org/1998/Math/MathML">
  <semantics>
    <mtable>
      <mtr>
        <mtd>
          <mrow>
            <mi mathvariant="italic">t.E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under>
                  <mo stretchy="false">∑</mo>
                  <mrow>
                    <mi>e</mi>
                    <mo stretchy="false">∈</mo>
                    <mrow>
                      <mrow>
                        <mi mathvariant="italic">t.T</mi>
                        <mo stretchy="false">∪</mo>
                        <mi mathvariant="italic">t.E</mi>
                      </mrow>
                      <mo stretchy="false">∪</mo>
                      <mi mathvariant="italic">t.InvA</mi>
                    </mrow>
                  </mrow>
                </munder>
                <mi mathvariant="italic">e.E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row>
            <mi mathvariant="italic">t.E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under>
                  <mo stretchy="false">∏</mo>
                  <mrow>
                    <mi>e</mi>
                    <mo stretchy="false">∈</mo>
                    <mrow>
                      <mrow>
                        <mi mathvariant="italic">t.T</mi>
                        <mo stretchy="false">∪</mo>
                        <mi mathvariant="italic">t.E</mi>
                      </mrow>
                      <mo stretchy="false">∪</mo>
                      <mi mathvariant="italic">t.InvA</mi>
                    </mrow>
                  </mrow>
                </munder>
                <mi mathvariant="italic">e.E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text>Analog für Wmod und Rmod</mtext>
        </mtd>
      </mtr>
    </mtable>
    <annotation encoding="StarMath 5.0">alignl t.Emod(Aktion,Attribut) := sum from { e in t.T union t.E union t.InvA} e.Emod(Aktion,Attribut) newline newline

alignl  t.EmodP(Aktion,Attribut) := Prod from {e in t.T union t.E union t.InvA} e.EmodP(Aktion,Attribut) newline newline

alignl "Analog für Wmod und Rmod"</annotation>
  </semantics>
</math>
</file>

<file path=Object 3/content.xml><?xml version="1.0" encoding="utf-8"?>
<math xmlns="http://www.w3.org/1998/Math/MathML">
  <semantics>
    <mrow>
      <mi mathvariant="italic">AI</mi>
      <mrow>
        <mrow>
          <mo stretchy="false">(</mo>
          <mi>w</mi>
          <mo stretchy="false">)</mo>
        </mrow>
        <mo stretchy="false">=</mo>
        <mrow>
          <mo stretchy="false">⌊</mo>
          <mrow>
            <mi mathvariant="italic">t.EIK</mi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 mathvariant="italic">t.BEH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+</mo>
              <mi mathvariant="italic">KGVI</mi>
            </mrow>
          </mrow>
          <mo stretchy="false">⌋</mo>
        </mrow>
      </mrow>
    </mrow>
    <annotation encoding="StarMath 5.0">AI(w) = lfloor t.EIK(w.Typ^N)_a(Angriff) - t.BEH(w.Typ^N)_a(Angriff) + KGVI rfloor
</annotation>
  </semantics>
</math>
</file>

<file path=Object 4/content.xml><?xml version="1.0" encoding="utf-8"?>
<math xmlns="http://www.w3.org/1998/Math/MathML">
  <semantics>
    <mrow>
      <msub>
        <mi mathvariant="italic">t.Attribut</mi>
        <mi>a</mi>
      </msub>
      <mrow>
        <mo stretchy="false">(</mo>
        <mi mathvariant="italic">Aktion</mi>
        <mo stretchy="false">)</mo>
      </mrow>
      <mrow>
        <mi mathvariant="normal">:</mi>
        <mo stretchy="false">=</mo>
        <mrow>
          <mo stretchy="false">⌊</mo>
          <mrow>
            <mo stretchy="false">(</mo>
            <mrow>
              <mrow>
                <mrow>
                  <mo stretchy="false">(</mo>
                  <mrow>
                    <mrow>
                      <mi mathvariant="italic">t.Attribut</mi>
                      <mo stretchy="false">+</mo>
                      <mi>t.Emod</mi>
                    </mrow>
                    <mrow>
                      <mo stretchy="false">(</mo>
                      <mrow>
                        <mi mathvariant="italic">Angriff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∗</mo>
                <mi>t.EmdoP</mi>
              </mrow>
              <mrow>
                <mo stretchy="false">(</mo>
                <mrow>
                  <mi mathvariant="italic">Angriff</mi>
                  <mi>,</mi>
                  <mi mathvariant="italic">Attribut</mi>
                </mrow>
                <mo stretchy="false">)</mo>
              </mrow>
            </mrow>
            <mo stretchy="false">)</mo>
          </mrow>
          <mo stretchy="false">⌋</mo>
        </mrow>
      </mrow>
    </mrow>
    <annotation encoding="StarMath 5.0">t.Attribut_a(Aktion) := lfloor ((t.Attribut + func t.Emod(Angriff,Attribut)) * func t.EmdoP(Angriff,Attribut)) rfloor
</annotation>
  </semantics>
</math>
</file>

<file path=Object 5/content.xml><?xml version="1.0" encoding="utf-8"?>
<math xmlns="http://www.w3.org/1998/Math/MathML">
  <semantics>
    <mrow>
      <mi mathvariant="italic">AS</mi>
      <mrow>
        <mo stretchy="false">(</mo>
        <mrow>
          <mi>w</mi>
          <mi>,</mi>
          <mi>e</mi>
        </mrow>
        <mo stretchy="false">)</mo>
      </mrow>
      <mrow>
        <mi mathvariant="normal">:</mi>
        <mo stretchy="false">=</mo>
        <msub>
          <mi mathvariant="italic">t.EKK</mi>
          <mi>a</mi>
        </msub>
      </mrow>
      <mrow>
        <mrow>
          <mo stretchy="false">(</mo>
          <mi mathvariant="italic">Angriff</mi>
          <mo stretchy="false">)</mo>
        </mrow>
        <mo stretchy="false">+</mo>
        <mi mathvariant="italic">w.WS</mi>
      </mrow>
      <msubsup>
        <mrow>
          <mo stretchy="false">(</mo>
          <mi>e</mi>
          <mo stretchy="false">)</mo>
        </mrow>
        <mi>a</mi>
        <mi>N</mi>
      </msubsup>
      <mrow>
        <mrow>
          <mo stretchy="false">(</mo>
          <mi mathvariant="italic">Angriff</mi>
          <mo stretchy="false">)</mo>
        </mrow>
        <mo stretchy="false">+</mo>
        <mi mathvariant="italic">KGVN</mi>
      </mrow>
    </mrow>
    <annotation encoding="StarMath 5.0">alignl AS(w,e) := t.EKK_a(Angriff) + w.WS(e)^N_a(Angriff) + KGVN</annotation>
  </semantics>
</math>
</file>

<file path=Object 6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N</mi>
                  <mo stretchy="false">=</mo>
                  <mi mathvariant="italic">dEKG</mi>
                </mrow>
              </mtd>
              <mtd>
                <mrow>
                  <mi mathvariant="italic">für</mi>
                  <mrow>
                    <mi mathvariant="italic">dEKG</mi>
                    <mo stretchy="false">≥</mo>
                    <mn>0</mn>
                  </mrow>
                </mrow>
              </mtd>
            </mtr>
            <mtr>
              <mtd>
                <mrow>
                  <mi mathvariant="italic">KGVN</mi>
                  <mo stretchy="false">=</mo>
                  <mrow>
                    <mo stretchy="false">⌊</mo>
                    <mrow>
                      <mo stretchy="false">(</mo>
                      <mrow>
                        <mrow>
                          <mo stretchy="false">(</mo>
                          <mi mathvariant="italic">dEKG</mi>
                          <mo stretchy="false">)</mo>
                        </mrow>
                        <mo stretchy="false">/</mo>
                        <mn>2</mn>
                      </mrow>
                      <mo stretchy="false">)</mo>
                    </mrow>
                    <mo stretchy="false">⌋</mo>
                  </mrow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sup>
                        <mi mathvariant="italic">Typ</mi>
                        <mi>N</mi>
                      </msup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matrix {
alignl KGVN = dEKG # für dEKG &gt;= 0 ## alignl KGVN= lfloor ((dEKG)/2) rfloor # alignl sonst
} newline newline 

alignl dEKG = t.EKG(w.Typ^N)_a(Angriff) - func max(t'.EKG(w'.Typ^N)_a(Verteidigung)) " with " w' in t'.InvA_w</annotation>
  </semantics>
</math>
</file>

<file path=Object 7/content.xml><?xml version="1.0" encoding="utf-8"?>
<math xmlns="http://www.w3.org/1998/Math/MathML">
  <semantics>
    <mrow>
      <mi mathvariant="italic">AI</mi>
      <mrow>
        <mi mathvariant="normal">:</mi>
        <mo stretchy="false">=</mo>
        <mfenced open="⌊" close="⌋">
          <mfrac>
            <mrow>
              <mo stretchy="false">(</mo>
              <mrow>
                <mrow>
                  <munder>
                    <mo stretchy="false">∑</mo>
                    <mrow>
                      <mi>w</mi>
                      <mo stretchy="false">∈</mo>
                      <mi mathvariant="italic">t.W</mi>
                    </mrow>
                  </munder>
                  <mi mathvariant="italic">AI</mi>
                </mrow>
                <mrow>
                  <mo stretchy="false">(</mo>
                  <mi>w</mi>
                  <mo stretchy="false">)</mo>
                </mrow>
              </mrow>
              <mo stretchy="false">)</mo>
            </mrow>
            <mfenced open="∣" close="∣">
              <mi mathvariant="italic">t.W</mi>
            </mfenced>
          </mfrac>
        </mfenced>
      </mrow>
    </mrow>
    <annotation encoding="StarMath 5.0">alignl  AI := left lfloor {(sum from {w in t.W} AI(w))} over {alignc abs{t.W}} right rfloor </annotation>
  </semantics>
</math>
</file>

<file path=Object 8/content.xml><?xml version="1.0" encoding="utf-8"?>
<math xmlns="http://www.w3.org/1998/Math/MathML">
  <semantics>
    <mtable>
      <mtr>
        <mtd>
          <mrow>
            <mi mathvariant="italic">ES</mi>
            <mrow>
              <mo stretchy="false">(</mo>
              <mrow>
                <mi>w</mi>
                <mi>,</mi>
                <mi>e</mi>
              </mrow>
              <mo stretchy="false">)</mo>
            </mrow>
            <mrow>
              <mi mathvariant="normal">:</mi>
              <mo stretchy="false">=</mo>
              <mrow>
                <mo stretchy="false">(</mo>
                <mrow>
                  <mi mathvariant="italic">AS</mi>
                  <mrow>
                    <mrow>
                      <mo stretchy="false">(</mo>
                      <mrow>
                        <mi>w</mi>
                        <mi>,</mi>
                        <mi>e</mi>
                      </mrow>
                      <mo stretchy="false">)</mo>
                    </mrow>
                    <mo stretchy="false">−</mo>
                    <mi>max</mi>
                  </mrow>
                  <mrow>
                    <mo stretchy="false">(</mo>
                    <mrow>
                      <mi>t</mi>
                      <mi>'</mi>
                      <mn>.</mn>
                      <mi mathvariant="italic">R.RS</mi>
                      <msub>
                        <mrow>
                          <mo stretchy="false">(</mo>
                          <mi>e</mi>
                          <mo stretchy="false">)</mo>
                        </mrow>
                        <mi>a</mi>
                      </msub>
                      <mrow>
                        <mrow>
                          <mo stretchy="false">(</mo>
                          <mi mathvariant="italic">Verteidigung</mi>
                          <mo stretchy="false">)</mo>
                        </mrow>
                        <mo stretchy="false">+</mo>
                        <msub>
                          <mi mathvariant="italic">w.RD</mi>
                          <mi>a</mi>
                        </msub>
                      </mrow>
                      <mrow>
                        <mo stretchy="false">(</mo>
                        <mi mathvariant="italic">Angriff</mi>
                        <mo stretchy="false">)</mo>
                      </mrow>
                      <mn>,0</mn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/>
              <mo stretchy="false">∗</mo>
              <mi>t</mi>
            </mrow>
            <mi>'</mi>
            <mn>.</mn>
            <mi mathvariant="italic">R.RES</mi>
            <msub>
              <mrow>
                <mo stretchy="false">(</mo>
                <mi>e</mi>
                <mo stretchy="false">)</mo>
              </mrow>
              <mi>a</mi>
            </msub>
            <mrow>
              <mo stretchy="false">(</mo>
              <mi mathvariant="italic">Verteidigung</mi>
              <mo stretchy="false">)</mo>
            </mrow>
          </mrow>
        </mtd>
      </mtr>
    </mtable>
    <annotation encoding="StarMath 5.0">matrix {
alignl ES(w,e) := (AS(w,e) - func max(t'.R.RS(e)_a(Verteidigung)+w.RD_a(Angriff),0))## alignl ~~~~~~~~~~~~*t'.R.RES(e)_a(Verteidigung)
}</annotation>
  </semantics>
</math>
</file>

<file path=Object 9/content.xml><?xml version="1.0" encoding="utf-8"?>
<math xmlns="http://www.w3.org/1998/Math/MathML">
  <semantics>
    <mrow>
      <mi mathvariant="italic">AS</mi>
      <mrow>
        <mo stretchy="false">(</mo>
        <mrow>
          <mi>w</mi>
          <mi>,</mi>
          <mi>e</mi>
        </mrow>
        <mo stretchy="false">)</mo>
      </mrow>
      <mrow>
        <mi mathvariant="normal">:</mi>
        <mo stretchy="false">=</mo>
        <mi mathvariant="italic">w.WS</mi>
      </mrow>
      <mrow>
        <mrow>
          <msubsup>
            <mrow>
              <mo stretchy="false">(</mo>
              <mi>e</mi>
              <mo stretchy="false">)</mo>
            </mrow>
            <mi>a</mi>
            <mi>F</mi>
          </msubsup>
          <mo stretchy="false">∗</mo>
          <mi mathvariant="italic">KGVF</mi>
        </mrow>
        <mo stretchy="false">∗</mo>
        <mi mathvariant="italic">RWmod</mi>
      </mrow>
    </mrow>
    <annotation encoding="StarMath 5.0">alignl AS(w,e) := w.WS(e)^F_a * KGVF * RWmod</annotation>
  </semantics>
</math>
</file>